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dash" draw:stroke-dash="Ultrafine_20_Dashed" draw:textarea-vertical-align="middle"/>
    </style:style>
    <style:style style:name="gr9" style:family="graphic" style:parent-style-name="objectwithoutfill">
      <style:graphic-properties draw:marker-start="" draw:marker-start-width="0.305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" draw:marker-start-width="0.305cm" draw:marker-end="" draw:marker-end-width="0.3cm" draw:fill="none" draw:textarea-vertical-align="middle"/>
    </style:style>
    <style:style style:name="gr11" style:family="graphic" style:parent-style-name="standard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4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9cm" fo:min-width="0.792cm"/>
    </style:style>
    <style:style style:name="gr1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5.519cm" svg:height="9.779cm" svg:x="6.236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57cm" svg:height="2.21cm" svg:x="7.506cm" svg:y="3.54cm">
          <text:p text:style-name="P1">PpiOutboundDec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664cm" svg:y1="4.81cm" svg:x2="7.455cm" svg:y2="4.81cm">
          <text:p/>
        </draw:line>
        <draw:frame draw:style-name="gr4" draw:layer="layout" svg:width="4.316cm" svg:height="0.962cm" svg:x="1.664cm" svg:y="3.844cm">
          <draw:text-box>
            <text:p>OutboundPPI</text:p>
          </draw:text-box>
        </draw:frame>
        <draw:line draw:style-name="gr5" draw:text-style-name="P1" draw:layer="layout" svg:x1="1.74cm" svg:y1="9.153cm" svg:x2="7.455cm" svg:y2="9.125cm">
          <text:p/>
        </draw:line>
        <draw:frame draw:style-name="gr4" draw:layer="layout" svg:width="3.829cm" svg:height="0.962cm" svg:x="2.305cm" svg:y="8.112cm">
          <draw:text-box>
            <text:p>InboundPPI</text:p>
          </draw:text-box>
        </draw:frame>
        <draw:custom-shape draw:style-name="gr2" draw:text-style-name="P1" draw:layer="layout" svg:width="5.257cm" svg:height="2.21cm" svg:x="7.506cm" svg:y="7.883cm">
          <text:p text:style-name="P1">PpiInboundMu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57cm" svg:height="2.21cm" svg:x="15.609cm" svg:y="3.743cm">
          <text:p text:style-name="P1">PpiPgpLane</text:p>
          <text:p text:style-name="P1">0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763cm" svg:y1="4.632cm" svg:x2="15.608cm" svg:y2="4.632cm">
          <text:p/>
        </draw:line>
        <draw:line draw:style-name="gr5" draw:text-style-name="P1" draw:layer="layout" svg:x1="12.764cm" svg:y1="9.026cm" svg:x2="15.583cm" svg:y2="5.191cm">
          <text:p/>
        </draw:line>
        <draw:custom-shape draw:style-name="gr2" draw:text-style-name="P1" draw:layer="layout" svg:width="5.257cm" svg:height="2.21cm" svg:x="15.659cm" svg:y="7.857cm">
          <text:p text:style-name="P1">PpiPgpLane</text:p>
          <text:p text:style-name="P1">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763cm" svg:y1="5.318cm" svg:x2="15.634cm" svg:y2="8.62cm">
          <text:p/>
        </draw:line>
        <draw:line draw:style-name="gr5" draw:text-style-name="P1" draw:layer="layout" svg:x1="12.789cm" svg:y1="9.407cm" svg:x2="15.634cm" svg:y2="9.407cm">
          <text:p/>
        </draw:line>
        <draw:custom-shape draw:style-name="gr2" draw:text-style-name="P1" draw:layer="layout" svg:width="3.251cm" svg:height="1.525cm" svg:x="7.506cm" svg:y="10.752cm">
          <text:p text:style-name="P1">Common</text:p>
          <text:p text:style-name="P1">Logic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0.862cm" svg:y1="4.835cm" svg:x2="26.577cm" svg:y2="4.807cm">
          <text:p/>
        </draw:line>
        <draw:frame draw:style-name="gr4" draw:layer="layout" svg:width="5.121cm" svg:height="0.962cm" svg:x="21.777cm" svg:y="3.848cm">
          <draw:text-box>
            <text:p>Pgp0Rx/Tx_P/M</text:p>
          </draw:text-box>
        </draw:frame>
        <draw:line draw:style-name="gr6" draw:text-style-name="P1" draw:layer="layout" svg:x1="20.939cm" svg:y1="8.924cm" svg:x2="26.654cm" svg:y2="8.896cm">
          <text:p/>
        </draw:line>
        <draw:frame draw:style-name="gr4" draw:layer="layout" svg:width="5.222cm" svg:height="0.962cm" svg:x="21.718cm" svg:y="7.962cm">
          <draw:text-box>
            <text:p>PgpNRx/Tx_P/M</text:p>
          </draw:text-box>
        </draw:frame>
        <draw:line draw:style-name="gr5" draw:text-style-name="P1" draw:layer="layout" svg:x1="6.865cm" svg:y1="12.836cm" svg:x2="6.865cm" svg:y2="14.766cm">
          <text:p/>
        </draw:line>
        <draw:frame draw:style-name="gr4" draw:layer="layout" svg:width="3.542cm" svg:height="0.962cm" svg:x="5.017cm" svg:y="14.795cm">
          <draw:text-box>
            <text:p>SysClk200</text:p>
          </draw:text-box>
        </draw:frame>
        <draw:line draw:style-name="gr5" draw:text-style-name="P1" draw:layer="layout" svg:x1="9.161cm" svg:y1="12.836cm" svg:x2="9.144cm" svg:y2="15.986cm">
          <text:p/>
        </draw:line>
        <draw:frame draw:style-name="gr4" draw:layer="layout" svg:width="4.663cm" svg:height="0.962cm" svg:x="6.939cm" svg:y="16.068cm">
          <draw:text-box>
            <text:p>LocRefClk[1:0]</text:p>
          </draw:text-box>
        </draw:frame>
        <draw:line draw:style-name="gr5" draw:text-style-name="P1" draw:layer="layout" svg:x1="11.996cm" svg:y1="12.795cm" svg:x2="11.996cm" svg:y2="14.725cm">
          <text:p/>
        </draw:line>
        <draw:frame draw:style-name="gr4" draw:layer="layout" svg:width="4.562cm" svg:height="0.962cm" svg:x="10.174cm" svg:y="14.827cm">
          <draw:text-box>
            <text:p>ExtRefClk[2:0]</text:p>
          </draw:text-box>
        </draw:frame>
        <draw:line draw:style-name="gr5" draw:text-style-name="P1" draw:layer="layout" svg:x1="17.896cm" svg:y1="12.795cm" svg:x2="17.896cm" svg:y2="14.725cm">
          <text:p/>
        </draw:line>
        <draw:frame draw:style-name="gr4" draw:layer="layout" svg:width="4.32cm" svg:height="0.962cm" svg:x="16.074cm" svg:y="14.827cm">
          <draw:text-box>
            <text:p>SysCode[7:0]</text:p>
          </draw:text-box>
        </draw:frame>
        <draw:line draw:style-name="gr5" draw:text-style-name="P1" draw:layer="layout" svg:x1="15.262cm" svg:y1="12.836cm" svg:x2="15.245cm" svg:y2="15.986cm">
          <text:p/>
        </draw:line>
        <draw:frame draw:style-name="gr4" draw:layer="layout" svg:width="2.475cm" svg:height="0.962cm" svg:x="14.04cm" svg:y="16.068cm">
          <draw:text-box>
            <text:p>SysClk</text:p>
          </draw:text-box>
        </draw:frame>
        <draw:frame draw:style-name="gr4" draw:layer="layout" svg:width="3.855cm" svg:height="0.962cm" svg:x="19.541cm" svg:y="16.068cm">
          <draw:text-box>
            <text:p>SysCodeEn</text:p>
          </draw:text-box>
        </draw:frame>
        <draw:line draw:style-name="gr5" draw:text-style-name="P1" draw:layer="layout" svg:x1="21.296cm" svg:y1="12.795cm" svg:x2="21.294cm" svg:y2="16.138cm">
          <text:p/>
        </draw:line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4.598cm" svg:height="5.257cm" svg:x="9.102cm" svg:y="2.7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175cm" svg:y1="4.759cm" svg:x2="9.966cm" svg:y2="4.759cm">
          <text:p/>
        </draw:line>
        <draw:frame draw:style-name="gr4" draw:layer="layout" svg:width="4.316cm" svg:height="0.962cm" svg:x="4.175cm" svg:y="3.793cm">
          <draw:text-box>
            <text:p>OutboundPPI</text:p>
          </draw:text-box>
        </draw:frame>
        <draw:custom-shape draw:style-name="gr2" draw:text-style-name="P1" draw:layer="layout" svg:width="3.251cm" svg:height="3.531cm" svg:x="9.893cm" svg:y="3.285cm">
          <text:p text:style-name="P1">Frame</text:p>
          <text:p text:style-name="P1">Decode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421cm" svg:y1="6.816cm" svg:x2="11.421cm" svg:y2="8.746cm">
          <text:p/>
        </draw:line>
        <draw:frame draw:style-name="gr4" draw:layer="layout" svg:width="3.427cm" svg:height="0.962cm" svg:x="9.904cm" svg:y="8.797cm">
          <draw:text-box>
            <text:p>sysClk200</text:p>
          </draw:text-box>
        </draw:frame>
        <draw:line draw:style-name="gr3" draw:text-style-name="P1" draw:layer="layout" svg:x1="13.115cm" svg:y1="4.048cm" svg:x2="19.796cm" svg:y2="4.048cm">
          <text:p/>
        </draw:line>
        <draw:frame draw:style-name="gr4" draw:layer="layout" svg:width="5.798cm" svg:height="0.962cm" svg:x="13.612cm" svg:y="3.136cm">
          <draw:text-box>
            <text:p>OutboundDecPPI0</text:p>
          </draw:text-box>
        </draw:frame>
        <draw:line draw:style-name="gr3" draw:text-style-name="P1" draw:layer="layout" svg:x1="13.141cm" svg:y1="5.089cm" svg:x2="19.796cm" svg:y2="5.089cm">
          <text:p/>
        </draw:line>
        <draw:frame draw:style-name="gr4" draw:layer="layout" svg:width="5.794cm" svg:height="0.962cm" svg:x="13.637cm" svg:y="4.124cm">
          <draw:text-box>
            <text:p>OutboundDecPPI1</text:p>
          </draw:text-box>
        </draw:frame>
        <draw:line draw:style-name="gr3" draw:text-style-name="P1" draw:layer="layout" svg:x1="13.115cm" svg:y1="6.334cm" svg:x2="19.847cm" svg:y2="6.305cm">
          <text:p/>
        </draw:line>
        <draw:frame draw:style-name="gr4" draw:layer="layout" svg:width="5.798cm" svg:height="0.962cm" svg:x="13.656cm" svg:y="5.317cm">
          <draw:text-box>
            <text:p>OutboundDecPPIn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14.021cm" svg:height="6.12cm" svg:x="7.857cm" svg:y="8.9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858cm" svg:y1="9.636cm" svg:x2="21.878cm" svg:y2="9.636cm">
          <text:p/>
        </draw:line>
        <draw:line draw:style-name="gr7" draw:text-style-name="P1" draw:layer="layout" svg:x1="7.858cm" svg:y1="10.436cm" svg:x2="21.878cm" svg:y2="10.436cm">
          <text:p/>
        </draw:line>
        <draw:line draw:style-name="gr7" draw:text-style-name="P1" draw:layer="layout" svg:x1="7.858cm" svg:y1="11.136cm" svg:x2="21.878cm" svg:y2="11.136cm">
          <text:p/>
        </draw:line>
        <draw:line draw:style-name="gr7" draw:text-style-name="P1" draw:layer="layout" svg:x1="7.858cm" svg:y1="12.936cm" svg:x2="21.878cm" svg:y2="12.936cm">
          <text:p/>
        </draw:line>
        <draw:line draw:style-name="gr7" draw:text-style-name="P1" draw:layer="layout" svg:x1="7.858cm" svg:y1="13.636cm" svg:x2="21.878cm" svg:y2="13.636cm">
          <text:p/>
        </draw:line>
        <draw:line draw:style-name="gr7" draw:text-style-name="P1" draw:layer="layout" svg:x1="7.858cm" svg:y1="14.336cm" svg:x2="21.878cm" svg:y2="14.336cm">
          <text:p/>
        </draw:line>
        <draw:frame draw:style-name="gr4" draw:text-style-name="P2" draw:layer="layout" svg:width="2.128cm" svg:height="0.645cm" svg:x="19.694cm" svg:y="8.975cm">
          <draw:text-box>
            <text:p><text:span text:style-name="T1">DEST[7:0]</text:span></text:p>
          </draw:text-box>
        </draw:frame>
        <draw:line draw:style-name="gr7" draw:text-style-name="P1" draw:layer="layout" svg:x1="19.542cm" svg:y1="8.874cm" svg:x2="19.542cm" svg:y2="9.636cm">
          <text:p/>
        </draw:line>
        <draw:frame draw:style-name="gr4" draw:text-style-name="P3" draw:layer="layout" svg:width="0.739cm" svg:height="0.725cm" svg:x="21.267cm" svg:y="8.162cm">
          <draw:text-box>
            <text:p><text:span text:style-name="T2">0</text:span></text:p>
          </draw:text-box>
        </draw:frame>
        <draw:frame draw:style-name="gr4" draw:text-style-name="P3" draw:layer="layout" svg:width="0.972cm" svg:height="0.725cm" svg:x="7.602cm" svg:y="8.162cm">
          <draw:text-box>
            <text:p><text:span text:style-name="T2">63</text:span></text:p>
          </draw:text-box>
        </draw:frame>
        <draw:frame draw:style-name="gr4" draw:text-style-name="P2" draw:layer="layout" svg:width="2.085cm" svg:height="0.645cm" svg:x="5.653cm" svg:y="8.95cm">
          <draw:text-box>
            <text:p><text:span text:style-name="T1">QWORD0</text:span></text:p>
          </draw:text-box>
        </draw:frame>
        <draw:frame draw:style-name="gr4" draw:text-style-name="P2" draw:layer="layout" svg:width="2.085cm" svg:height="0.645cm" svg:x="5.673cm" svg:y="9.686cm">
          <draw:text-box>
            <text:p><text:span text:style-name="T1">QWORD1</text:span></text:p>
          </draw:text-box>
        </draw:frame>
        <draw:frame draw:style-name="gr4" draw:text-style-name="P2" draw:layer="layout" svg:width="2.085cm" svg:height="0.645cm" svg:x="5.722cm" svg:y="14.379cm">
          <draw:text-box>
            <text:p><text:span text:style-name="T1">QWORDn</text:span></text:p>
          </draw:text-box>
        </draw:frame>
        <draw:frame draw:style-name="gr4" draw:text-style-name="P2" draw:layer="layout" svg:width="2.399cm" svg:height="0.645cm" svg:x="5.445cm" svg:y="13.693cm">
          <draw:text-box>
            <text:p><text:span text:style-name="T1">QWORDn-1</text:span></text:p>
          </draw:text-box>
        </draw:frame>
        <draw:frame draw:style-name="gr4" draw:text-style-name="P2" draw:layer="layout" svg:width="2.399cm" svg:height="0.645cm" svg:x="5.445cm" svg:y="12.972cm">
          <draw:text-box>
            <text:p><text:span text:style-name="T1">QWORDn-2</text:span></text:p>
          </draw:text-box>
        </draw:frame>
        <draw:frame draw:style-name="gr4" draw:text-style-name="P2" draw:layer="layout" svg:width="2.085cm" svg:height="0.645cm" svg:x="5.673cm" svg:y="10.474cm">
          <draw:text-box>
            <text:p><text:span text:style-name="T1">QWORD2</text:span></text:p>
          </draw:text-box>
        </draw:frame>
        <draw:line draw:style-name="gr8" draw:text-style-name="P1" draw:layer="layout" svg:x1="15.071cm" svg:y1="11.134cm" svg:x2="15.071cm" svg:y2="12.938cm">
          <text:p/>
        </draw:line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9.881cm" svg:height="9.423cm" svg:x="10.423cm" svg:y="3.03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375cm" svg:y1="5.26cm" svg:x2="11.166cm" svg:y2="5.26cm">
          <text:p/>
        </draw:line>
        <draw:frame draw:style-name="gr4" draw:layer="layout" svg:width="3.829cm" svg:height="0.962cm" svg:x="5.875cm" svg:y="4.294cm">
          <draw:text-box>
            <text:p>InboundPPI</text:p>
          </draw:text-box>
        </draw:frame>
        <draw:custom-shape draw:style-name="gr2" draw:text-style-name="P1" draw:layer="layout" svg:width="3.251cm" svg:height="3.531cm" svg:x="16.011cm" svg:y="3.463cm">
          <text:p text:style-name="P1">Frame</text:p>
          <text:p text:style-name="P1">Mux</text:p>
          <draw:enhanced-geometry svg:viewBox="0 0 21600 21600" draw:type="rectangle" draw:enhanced-path="M 0 0 L 21600 0 21600 21600 0 21600 0 0 Z N"/>
        </draw:custom-shape>
        <draw:frame draw:style-name="gr4" draw:layer="layout" svg:width="5.383cm" svg:height="0.962cm" svg:x="20.551cm" svg:y="3.111cm">
          <draw:text-box>
            <text:p>InboundMuxPPI0</text:p>
          </draw:text-box>
        </draw:frame>
        <draw:frame draw:style-name="gr4" draw:layer="layout" svg:width="5.379cm" svg:height="0.962cm" svg:x="20.537cm" svg:y="4.125cm">
          <draw:text-box>
            <text:p>InboundMuxPPI1</text:p>
          </draw:text-box>
        </draw:frame>
        <draw:line draw:style-name="gr5" draw:text-style-name="P1" draw:layer="layout" svg:x1="19.215cm" svg:y1="6.335cm" svg:x2="25.947cm" svg:y2="6.306cm">
          <text:p/>
        </draw:line>
        <draw:frame draw:style-name="gr4" draw:layer="layout" svg:width="5.383cm" svg:height="0.962cm" svg:x="20.556cm" svg:y="5.318cm">
          <draw:text-box>
            <text:p>InboundMuxPPIn</text:p>
          </draw:text-box>
        </draw:frame>
        <draw:line draw:style-name="gr5" draw:text-style-name="P1" draw:layer="layout" svg:x1="19.265cm" svg:y1="5.093cm" svg:x2="25.997cm" svg:y2="5.064cm">
          <text:p/>
        </draw:line>
        <draw:line draw:style-name="gr5" draw:text-style-name="P1" draw:layer="layout" svg:x1="19.265cm" svg:y1="4.048cm" svg:x2="25.997cm" svg:y2="4.019cm">
          <text:p/>
        </draw:line>
        <draw:custom-shape draw:style-name="gr2" draw:text-style-name="P1" draw:layer="layout" svg:width="3.251cm" svg:height="3.531cm" svg:x="11.21cm" svg:y="3.488cm">
          <text:p text:style-name="P1">Frame</text:p>
          <text:p text:style-name="P1">Encode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487cm" svg:y1="5.264cm" svg:x2="15.96cm" svg:y2="5.264cm">
          <text:p/>
        </draw:line>
        <draw:custom-shape draw:style-name="gr2" draw:text-style-name="P1" draw:layer="layout" svg:width="3.251cm" svg:height="3.531cm" svg:x="16.012cm" svg:y="8.464cm">
          <text:p text:style-name="P1">Frame</text:p>
          <text:p text:style-name="P1">Arbiter</text:p>
          <draw:enhanced-geometry svg:viewBox="0 0 21600 21600" draw:type="rectangle" draw:enhanced-path="M 0 0 L 21600 0 21600 21600 0 21600 0 0 Z N"/>
        </draw:custom-shape>
        <draw:frame draw:style-name="gr4" draw:layer="layout" svg:width="3.575cm" svg:height="0.962cm" svg:x="20.522cm" svg:y="8.266cm">
          <draw:text-box>
            <text:p>Req0/Gnt0</text:p>
          </draw:text-box>
        </draw:frame>
        <draw:frame draw:style-name="gr4" draw:layer="layout" svg:width="3.567cm" svg:height="0.962cm" svg:x="20.508cm" svg:y="9.28cm">
          <draw:text-box>
            <text:p>Req1/Gnt1</text:p>
          </draw:text-box>
        </draw:frame>
        <draw:line draw:style-name="gr6" draw:text-style-name="P1" draw:layer="layout" svg:x1="19.186cm" svg:y1="11.49cm" svg:x2="25.918cm" svg:y2="11.461cm">
          <text:p/>
        </draw:line>
        <draw:frame draw:style-name="gr4" draw:layer="layout" svg:width="3.575cm" svg:height="0.962cm" svg:x="20.527cm" svg:y="10.473cm">
          <draw:text-box>
            <text:p>Reqn/Gntn</text:p>
          </draw:text-box>
        </draw:frame>
        <draw:line draw:style-name="gr6" draw:text-style-name="P1" draw:layer="layout" svg:x1="19.236cm" svg:y1="10.248cm" svg:x2="25.968cm" svg:y2="10.219cm">
          <text:p/>
        </draw:line>
        <draw:line draw:style-name="gr6" draw:text-style-name="P1" draw:layer="layout" svg:x1="19.236cm" svg:y1="9.203cm" svg:x2="25.968cm" svg:y2="9.174cm">
          <text:p/>
        </draw:line>
        <draw:line draw:style-name="gr9" draw:text-style-name="P1" draw:layer="layout" svg:x1="17.713cm" svg:y1="8.442cm" svg:x2="17.713cm" svg:y2="6.994cm">
          <text:p/>
        </draw:line>
        <draw:line draw:style-name="gr9" draw:text-style-name="P1" draw:layer="layout" svg:x1="12.811cm" svg:y1="10.093cm" svg:x2="12.813cm" svg:y2="6.994cm">
          <text:p/>
        </draw:line>
        <draw:line draw:style-name="gr10" draw:text-style-name="P1" draw:layer="layout" svg:x1="15.986cm" svg:y1="10.117cm" svg:x2="12.813cm" svg:y2="10.117cm">
          <text:p/>
        </draw:line>
        <draw:line draw:style-name="gr5" draw:text-style-name="P1" draw:layer="layout" svg:x1="13.439cm" svg:y1="12.455cm" svg:x2="13.439cm" svg:y2="14.385cm">
          <text:p/>
        </draw:line>
        <draw:frame draw:style-name="gr4" draw:layer="layout" svg:width="3.427cm" svg:height="0.962cm" svg:x="11.922cm" svg:y="14.436cm">
          <draw:text-box>
            <text:p>sysClk200</text:p>
          </draw:text-box>
        </draw:frame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14.021cm" svg:height="6.12cm" svg:x="7.858cm" svg:y="8.9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859cm" svg:y1="9.636cm" svg:x2="21.879cm" svg:y2="9.636cm">
          <text:p/>
        </draw:line>
        <draw:line draw:style-name="gr7" draw:text-style-name="P1" draw:layer="layout" svg:x1="7.859cm" svg:y1="10.436cm" svg:x2="21.879cm" svg:y2="10.436cm">
          <text:p/>
        </draw:line>
        <draw:line draw:style-name="gr7" draw:text-style-name="P1" draw:layer="layout" svg:x1="7.859cm" svg:y1="11.136cm" svg:x2="21.879cm" svg:y2="11.136cm">
          <text:p/>
        </draw:line>
        <draw:line draw:style-name="gr7" draw:text-style-name="P1" draw:layer="layout" svg:x1="7.859cm" svg:y1="12.936cm" svg:x2="21.879cm" svg:y2="12.936cm">
          <text:p/>
        </draw:line>
        <draw:line draw:style-name="gr7" draw:text-style-name="P1" draw:layer="layout" svg:x1="7.859cm" svg:y1="13.636cm" svg:x2="21.879cm" svg:y2="13.636cm">
          <text:p/>
        </draw:line>
        <draw:line draw:style-name="gr7" draw:text-style-name="P1" draw:layer="layout" svg:x1="7.859cm" svg:y1="14.336cm" svg:x2="21.879cm" svg:y2="14.336cm">
          <text:p/>
        </draw:line>
        <draw:frame draw:style-name="gr4" draw:text-style-name="P2" draw:layer="layout" svg:width="2.691cm" svg:height="0.645cm" svg:x="19.395cm" svg:y="8.975cm">
          <draw:text-box>
            <text:p><text:span text:style-name="T1">SOURCE[7:0]</text:span></text:p>
          </draw:text-box>
        </draw:frame>
        <draw:line draw:style-name="gr7" draw:text-style-name="P1" draw:layer="layout" svg:x1="19.543cm" svg:y1="8.874cm" svg:x2="19.543cm" svg:y2="9.636cm">
          <text:p/>
        </draw:line>
        <draw:frame draw:style-name="gr4" draw:text-style-name="P3" draw:layer="layout" svg:width="0.739cm" svg:height="0.725cm" svg:x="21.268cm" svg:y="8.162cm">
          <draw:text-box>
            <text:p><text:span text:style-name="T2">0</text:span></text:p>
          </draw:text-box>
        </draw:frame>
        <draw:frame draw:style-name="gr4" draw:text-style-name="P3" draw:layer="layout" svg:width="0.972cm" svg:height="0.725cm" svg:x="7.603cm" svg:y="8.162cm">
          <draw:text-box>
            <text:p><text:span text:style-name="T2">63</text:span></text:p>
          </draw:text-box>
        </draw:frame>
        <draw:frame draw:style-name="gr4" draw:text-style-name="P2" draw:layer="layout" svg:width="2.085cm" svg:height="0.645cm" svg:x="5.654cm" svg:y="8.95cm">
          <draw:text-box>
            <text:p><text:span text:style-name="T1">QWORD0</text:span></text:p>
          </draw:text-box>
        </draw:frame>
        <draw:frame draw:style-name="gr4" draw:text-style-name="P2" draw:layer="layout" svg:width="2.085cm" svg:height="0.645cm" svg:x="5.674cm" svg:y="9.686cm">
          <draw:text-box>
            <text:p><text:span text:style-name="T1">QWORD1</text:span></text:p>
          </draw:text-box>
        </draw:frame>
        <draw:frame draw:style-name="gr4" draw:text-style-name="P2" draw:layer="layout" svg:width="2.085cm" svg:height="0.645cm" svg:x="5.723cm" svg:y="14.379cm">
          <draw:text-box>
            <text:p><text:span text:style-name="T1">QWORDn</text:span></text:p>
          </draw:text-box>
        </draw:frame>
        <draw:frame draw:style-name="gr4" draw:text-style-name="P2" draw:layer="layout" svg:width="2.399cm" svg:height="0.645cm" svg:x="5.446cm" svg:y="13.693cm">
          <draw:text-box>
            <text:p><text:span text:style-name="T1">QWORDn-1</text:span></text:p>
          </draw:text-box>
        </draw:frame>
        <draw:frame draw:style-name="gr4" draw:text-style-name="P2" draw:layer="layout" svg:width="2.399cm" svg:height="0.645cm" svg:x="5.446cm" svg:y="12.972cm">
          <draw:text-box>
            <text:p><text:span text:style-name="T1">QWORDn-2</text:span></text:p>
          </draw:text-box>
        </draw:frame>
        <draw:frame draw:style-name="gr4" draw:text-style-name="P2" draw:layer="layout" svg:width="2.085cm" svg:height="0.645cm" svg:x="5.674cm" svg:y="10.474cm">
          <draw:text-box>
            <text:p><text:span text:style-name="T1">QWORD2</text:span></text:p>
          </draw:text-box>
        </draw:frame>
        <draw:line draw:style-name="gr8" draw:text-style-name="P1" draw:layer="layout" svg:x1="15.072cm" svg:y1="11.134cm" svg:x2="15.072cm" svg:y2="12.938cm">
          <text:p/>
        </draw:line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4.013cm" svg:height="11.455cm" svg:x="6.562cm" svg:y="1.22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017cm" svg:y1="11.14cm" svg:x2="7.462cm" svg:y2="11.136cm">
          <text:p/>
        </draw:line>
        <draw:frame draw:style-name="gr4" draw:text-style-name="P3" draw:layer="layout" svg:width="2.703cm" svg:height="0.725cm" svg:x="3.517cm" svg:y="10.374cm">
          <draw:text-box>
            <text:p><text:span text:style-name="T2">InboundPPI</text:span></text:p>
          </draw:text-box>
        </draw:frame>
        <draw:line draw:style-name="gr3" draw:text-style-name="P1" draw:layer="layout" svg:x1="2.916cm" svg:y1="2.512cm" svg:x2="7.488cm" svg:y2="2.508cm">
          <text:p/>
        </draw:line>
        <draw:frame draw:style-name="gr4" draw:text-style-name="P3" draw:layer="layout" svg:width="3.042cm" svg:height="0.725cm" svg:x="2.916cm" svg:y="1.746cm">
          <draw:text-box>
            <text:p><text:span text:style-name="T2">OutboundPPI</text:span></text:p>
          </draw:text-box>
        </draw:frame>
        <draw:custom-shape draw:style-name="gr2" draw:text-style-name="P4" draw:layer="layout" svg:width="2.335cm" svg:height="1.905cm" svg:x="7.472cm" svg:y="1.617cm">
          <text:p text:style-name="P1"><text:span text:style-name="T2">Outbound</text:span></text:p>
          <text:p text:style-name="P1"><text:span text:style-name="T2">Intercep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685cm" svg:y1="2.456cm" svg:x2="9.808cm" svg:y2="2.456cm">
          <text:p/>
        </draw:line>
        <draw:frame draw:style-name="gr4" draw:text-style-name="P3" draw:layer="layout" svg:width="3.719cm" svg:height="0.725cm" svg:x="10.654cm" svg:y="1.694cm">
          <draw:text-box>
            <text:p><text:span text:style-name="T2">LocOutboundPPI</text:span></text:p>
          </draw:text-box>
        </draw:frame>
        <draw:custom-shape draw:style-name="gr2" draw:text-style-name="P4" draw:layer="layout" svg:width="2.335cm" svg:height="1.905cm" svg:x="7.473cm" svg:y="10.218cm">
          <text:p text:style-name="P1"><text:span text:style-name="T2">Inbound</text:span></text:p>
          <text:p text:style-name="P1"><text:span text:style-name="T2">Mux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818cm" svg:y1="11.14cm" svg:x2="14.263cm" svg:y2="11.136cm">
          <text:p/>
        </draw:line>
        <draw:frame draw:style-name="gr4" draw:text-style-name="P3" draw:layer="layout" svg:width="3.381cm" svg:height="0.725cm" svg:x="11.018cm" svg:y="10.374cm">
          <draw:text-box>
            <text:p><text:span text:style-name="T2">LocInboundPPI</text:span></text:p>
          </draw:text-box>
        </draw:frame>
        <draw:custom-shape draw:style-name="gr2" draw:text-style-name="P4" draw:layer="layout" svg:width="2.335cm" svg:height="1.016cm" svg:x="7.428cm" svg:y="4.413cm">
          <text:p text:style-name="P1"><text:span text:style-name="T2">Async</text:span></text:p>
          <text:p text:style-name="P1"><text:span text:style-name="T2">FIF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335cm" svg:height="1.06cm" svg:x="7.455cm" svg:y="8.254cm">
          <text:p text:style-name="P1"><text:span text:style-name="T2">Async</text:span></text:p>
          <text:p text:style-name="P1"><text:span text:style-name="T2">FIFO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62cm" svg:y1="4.378cm" svg:x2="8.62cm" svg:y2="3.539cm">
          <text:p/>
        </draw:line>
        <draw:custom-shape draw:style-name="gr2" draw:text-style-name="P4" draw:layer="layout" svg:width="2.335cm" svg:height="1.187cm" svg:x="7.426cm" svg:y="6.29cm">
          <text:p text:style-name="P1"><text:span text:style-name="T2">State</text:span></text:p>
          <text:p text:style-name="P1"><text:span text:style-name="T2">Machin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62cm" svg:y1="6.279cm" svg:x2="8.62cm" svg:y2="5.44cm">
          <text:p/>
        </draw:line>
        <draw:line draw:style-name="gr5" draw:text-style-name="P1" draw:layer="layout" svg:x1="8.62cm" svg:y1="8.28cm" svg:x2="8.62cm" svg:y2="7.441cm">
          <text:p/>
        </draw:line>
        <draw:line draw:style-name="gr5" draw:text-style-name="P1" draw:layer="layout" svg:x1="8.62cm" svg:y1="10.181cm" svg:x2="8.62cm" svg:y2="9.342cm">
          <text:p/>
        </draw:line>
        <draw:line draw:style-name="gr6" draw:text-style-name="P1" draw:layer="layout" svg:x1="14.686cm" svg:y1="6.956cm" svg:x2="9.809cm" svg:y2="6.956cm">
          <text:p/>
        </draw:line>
        <draw:frame draw:style-name="gr4" draw:text-style-name="P3" draw:layer="layout" svg:width="2.818cm" svg:height="0.725cm" svg:x="11.555cm" svg:y="6.194cm">
          <draw:text-box>
            <text:p><text:span text:style-name="T2">RegisterBus</text:span></text:p>
          </draw:text-box>
        </draw:frame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19.075cm" svg:height="11.735cm" svg:x="4.048cm" svg:y="2.75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117cm" svg:y1="12.74cm" svg:x2="5.562cm" svg:y2="12.736cm">
          <text:p/>
        </draw:line>
        <draw:frame draw:style-name="gr4" draw:text-style-name="P3" draw:layer="layout" svg:width="2.703cm" svg:height="0.725cm" svg:x="1.617cm" svg:y="11.974cm">
          <draw:text-box>
            <text:p><text:span text:style-name="T2">InboundPPI</text:span></text:p>
          </draw:text-box>
        </draw:frame>
        <draw:custom-shape draw:style-name="gr2" draw:text-style-name="P4" draw:layer="layout" svg:width="2.032cm" svg:height="2.083cm" svg:x="5.588cm" svg:y="3.554cm">
          <text:p text:style-name="P1"><text:span text:style-name="T2">Async</text:span></text:p>
          <text:p text:style-name="P1"><text:span text:style-name="T2">FIFO</text:span></text:p>
          <text:p text:style-name="P1"><text:span text:style-name="T2">512x72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209cm" svg:y1="4.612cm" svg:x2="7.634cm" svg:y2="4.612cm">
          <text:p/>
        </draw:line>
        <draw:line draw:style-name="gr3" draw:text-style-name="P1" draw:layer="layout" svg:x1="1.016cm" svg:y1="4.612cm" svg:x2="5.588cm" svg:y2="4.608cm">
          <text:p/>
        </draw:line>
        <draw:frame draw:style-name="gr4" draw:text-style-name="P3" draw:layer="layout" svg:width="3.042cm" svg:height="0.725cm" svg:x="1.016cm" svg:y="3.846cm">
          <draw:text-box>
            <text:p><text:span text:style-name="T2">OutboundPPI</text:span></text:p>
          </draw:text-box>
        </draw:frame>
        <draw:custom-shape draw:style-name="gr2" draw:text-style-name="P4" draw:layer="layout" svg:width="2.335cm" svg:height="1.193cm" svg:x="12.268cm" svg:y="7.4cm">
          <text:p text:style-name="P1"><text:span text:style-name="T2">Local</text:span></text:p>
          <text:p text:style-name="P1"><text:span text:style-name="T2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57cm" svg:height="2.082cm" svg:x="5.588cm" svg:y="11.72cm">
          <text:p text:style-name="P1"><text:span text:style-name="T2">Async</text:span></text:p>
          <text:p text:style-name="P1"><text:span text:style-name="T2">FIFO</text:span></text:p>
          <text:p text:style-name="P1"><text:span text:style-name="T2">512x7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29cm" svg:height="3.531cm" svg:x="20.294cm" svg:y="7.118cm">
          <text:p text:style-name="P1"><text:span text:style-name="T2">Zynq</text:span></text:p>
          <text:p text:style-name="P1"><text:span text:style-name="T2">GTX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66cm" svg:y1="12.668cm" svg:x2="9.158cm" svg:y2="12.668cm">
          <text:p/>
        </draw:line>
        <draw:line draw:style-name="gr5" draw:text-style-name="P1" draw:layer="layout" svg:x1="21.207cm" svg:y1="7.098cm" svg:x2="21.183cm" svg:y2="5.574cm">
          <text:p/>
        </draw:line>
        <draw:custom-shape draw:style-name="gr2" draw:text-style-name="P4" draw:layer="layout" svg:width="1.458cm" svg:height="10.185cm" svg:x="9.184cm" svg:y="3.542cm">
          <text:p text:style-name="P1"><text:span text:style-name="T2">Ppi</text:span></text:p>
          <text:p text:style-name="P1"><text:span text:style-name="T2">Mgmt</text:span></text:p>
          <text:p text:style-name="P1"><text:span text:style-name="T2">Cntrl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219cm" svg:y1="4.637cm" svg:x2="10.644cm" svg:y2="4.637cm">
          <text:p/>
        </draw:line>
        <draw:line draw:style-name="gr5" draw:text-style-name="P1" draw:layer="layout" svg:x1="10.67cm" svg:y1="11.694cm" svg:x2="11.607cm" svg:y2="11.695cm">
          <text:p/>
        </draw:line>
        <draw:line draw:style-name="gr6" draw:text-style-name="P1" draw:layer="layout" svg:x1="12.268cm" svg:y1="8.055cm" svg:x2="10.693cm" svg:y2="8.055cm">
          <text:p/>
        </draw:line>
        <draw:custom-shape draw:style-name="gr2" draw:text-style-name="P4" draw:layer="layout" svg:width="1.893cm" svg:height="2.692cm" svg:x="12.217cm" svg:y="3.286cm">
          <text:p text:style-name="P1"><text:span text:style-name="T2">Header</text:span></text:p>
          <text:p text:style-name="P1"><text:span text:style-name="T2">Decode</text:span></text:p>
          <text:p text:style-name="P1"><text:span text:style-name="T2">&amp;</text:span></text:p>
          <text:p text:style-name="P1"><text:span text:style-name="T2">Payload</text:span></text:p>
          <text:p text:style-name="P1"><text:span text:style-name="T2">Form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022cm" svg:height="1.804cm" svg:x="19.064cm" svg:y="3.77cm">
          <text:p text:style-name="P1"><text:span text:style-name="T2">PgpTransmi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.024cm" svg:y1="4.685cm" svg:x2="14.147cm" svg:y2="4.685cm">
          <text:p/>
        </draw:line>
        <draw:custom-shape draw:style-name="gr2" draw:text-style-name="P4" draw:layer="layout" svg:width="3.022cm" svg:height="1.804cm" svg:x="19.101cm" svg:y="11.948cm">
          <text:p text:style-name="P1"><text:span text:style-name="T2">PgpReceive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1.183cm" svg:y1="10.654cm" svg:x2="21.183cm" svg:y2="11.949cm">
          <text:p/>
        </draw:line>
        <draw:line draw:style-name="gr6" draw:text-style-name="P1" draw:layer="layout" svg:x1="19.629cm" svg:y1="5.625cm" svg:x2="19.629cm" svg:y2="11.949cm">
          <text:p/>
        </draw:line>
        <draw:custom-shape draw:style-name="gr2" draw:text-style-name="P4" draw:layer="layout" svg:width="2.104cm" svg:height="2.082cm" svg:x="14.394cm" svg:y="11.873cm">
          <text:p text:style-name="P1"><text:span text:style-name="T2">Cell Data</text:span></text:p>
          <text:p text:style-name="P1"><text:span text:style-name="T2">Sync</text:span></text:p>
          <text:p text:style-name="P1"><text:span text:style-name="T2">FIFO</text:span></text:p>
          <text:p text:style-name="P1"><text:span text:style-name="T2">512x36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51cm" svg:y1="12.914cm" svg:x2="19.1cm" svg:y2="12.914cm">
          <text:p/>
        </draw:line>
        <draw:custom-shape draw:style-name="gr2" draw:text-style-name="P4" draw:layer="layout" svg:width="2.104cm" svg:height="2.082cm" svg:x="14.394cm" svg:y="9.573cm">
          <text:p text:style-name="P1"><text:span text:style-name="T2">Cell Info</text:span></text:p>
          <text:p text:style-name="P1"><text:span text:style-name="T2">Sync</text:span></text:p>
          <text:p text:style-name="P1"><text:span text:style-name="T2">FIFO</text:span></text:p>
          <text:p text:style-name="P1"><text:span text:style-name="T2">16x1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93cm" svg:height="2.769cm" svg:x="11.618cm" svg:y="10.55cm">
          <text:p text:style-name="P1"><text:span text:style-name="T2">Header</text:span></text:p>
          <text:p text:style-name="P1"><text:span text:style-name="T2">Encode</text:span></text:p>
          <text:p text:style-name="P1"><text:span text:style-name="T2">&amp;</text:span></text:p>
          <text:p text:style-name="P1"><text:span text:style-name="T2">Payload</text:span></text:p>
          <text:p text:style-name="P1"><text:span text:style-name="T2">Forma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56cm" svg:height="1.749cm" svg:x="17.387cm" svg:y="9.794cm">
          <text:p text:style-name="P1"><text:span text:style-name="T2">Cell</text:span></text:p>
          <text:p text:style-name="P1"><text:span text:style-name="T2">Track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471cm" svg:y1="11.195cm" svg:x2="14.358cm" svg:y2="11.196cm">
          <text:p/>
        </draw:line>
        <draw:line draw:style-name="gr5" draw:text-style-name="P1" draw:layer="layout" svg:x1="13.472cm" svg:y1="12.296cm" svg:x2="14.359cm" svg:y2="12.297cm">
          <text:p/>
        </draw:line>
        <draw:line draw:style-name="gr5" draw:text-style-name="P1" draw:layer="layout" svg:x1="16.472cm" svg:y1="10.696cm" svg:x2="17.359cm" svg:y2="10.697cm">
          <text:p/>
        </draw:line>
        <draw:line draw:style-name="gr5" draw:text-style-name="P1" draw:layer="layout" svg:x1="18.034cm" svg:y1="11.568cm" svg:x2="18.034cm" svg:y2="12.914cm">
          <text:p/>
        </draw:line>
        <draw:custom-shape draw:style-name="gr2" draw:text-style-name="P4" draw:layer="layout" svg:width="2.335cm" svg:height="2.159cm" svg:x="16.003cm" svg:y="6.488cm">
          <text:p text:style-name="P1"><text:span text:style-name="T2">Sync</text:span></text:p>
          <text:p text:style-name="P1"><text:span text:style-name="T2">Timing</text:span></text:p>
          <text:p text:style-name="P1"><text:span text:style-name="T2">Support</text:span></text:p>
          <text:p text:style-name="P1"><text:span text:style-name="T2">Logic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371cm" svg:y1="7.595cm" svg:x2="19.634cm" svg:y2="7.606cm">
          <text:p/>
        </draw:line>
        <draw:line draw:style-name="gr5" draw:text-style-name="P1" draw:layer="layout" svg:x1="6.394cm" svg:y1="14.535cm" svg:x2="6.394cm" svg:y2="16.465cm">
          <text:p/>
        </draw:line>
        <draw:frame draw:style-name="gr4" draw:text-style-name="P3" draw:layer="layout" svg:width="2.542cm" svg:height="0.725cm" svg:x="5.046cm" svg:y="16.394cm">
          <draw:text-box>
            <text:p><text:span text:style-name="T2">SysClk200</text:span></text:p>
          </draw:text-box>
        </draw:frame>
        <draw:line draw:style-name="gr5" draw:text-style-name="P1" draw:layer="layout" svg:x1="8.69cm" svg:y1="14.535cm" svg:x2="8.673cm" svg:y2="17.685cm">
          <text:p/>
        </draw:line>
        <draw:frame draw:style-name="gr4" draw:text-style-name="P3" draw:layer="layout" svg:width="3.279cm" svg:height="0.725cm" svg:x="7.068cm" svg:y="17.667cm">
          <draw:text-box>
            <text:p><text:span text:style-name="T2">LocRefClk[1:0]</text:span></text:p>
          </draw:text-box>
        </draw:frame>
        <draw:line draw:style-name="gr5" draw:text-style-name="P1" draw:layer="layout" svg:x1="11.525cm" svg:y1="14.494cm" svg:x2="11.525cm" svg:y2="16.424cm">
          <text:p/>
        </draw:line>
        <draw:frame draw:style-name="gr4" draw:text-style-name="P3" draw:layer="layout" svg:width="3.216cm" svg:height="0.725cm" svg:x="10.003cm" svg:y="16.326cm">
          <draw:text-box>
            <text:p><text:span text:style-name="T2">ExtRefClk[2:0]</text:span></text:p>
          </draw:text-box>
        </draw:frame>
        <draw:line draw:style-name="gr5" draw:text-style-name="P1" draw:layer="layout" svg:x1="17.425cm" svg:y1="14.494cm" svg:x2="17.425cm" svg:y2="16.424cm">
          <text:p/>
        </draw:line>
        <draw:frame draw:style-name="gr4" draw:text-style-name="P3" draw:layer="layout" svg:width="3.042cm" svg:height="0.725cm" svg:x="15.903cm" svg:y="16.326cm">
          <draw:text-box>
            <text:p><text:span text:style-name="T2">SysCode[7:0]</text:span></text:p>
          </draw:text-box>
        </draw:frame>
        <draw:line draw:style-name="gr5" draw:text-style-name="P1" draw:layer="layout" svg:x1="14.791cm" svg:y1="14.535cm" svg:x2="14.774cm" svg:y2="17.685cm">
          <text:p/>
        </draw:line>
        <draw:frame draw:style-name="gr4" draw:text-style-name="P3" draw:layer="layout" svg:width="1.831cm" svg:height="0.725cm" svg:x="13.869cm" svg:y="17.667cm">
          <draw:text-box>
            <text:p><text:span text:style-name="T2">SysClk</text:span></text:p>
          </draw:text-box>
        </draw:frame>
        <draw:frame draw:style-name="gr4" draw:text-style-name="P3" draw:layer="layout" svg:width="2.733cm" svg:height="0.725cm" svg:x="19.67cm" svg:y="17.667cm">
          <draw:text-box>
            <text:p><text:span text:style-name="T2">SysCodeEn</text:span></text:p>
          </draw:text-box>
        </draw:frame>
        <draw:line draw:style-name="gr5" draw:text-style-name="P1" draw:layer="layout" svg:x1="20.825cm" svg:y1="14.494cm" svg:x2="20.823cm" svg:y2="17.837cm">
          <text:p/>
        </draw:line>
        <draw:line draw:style-name="gr6" draw:text-style-name="P1" draw:layer="layout" svg:x1="22.122cm" svg:y1="8.952cm" svg:x2="26.939cm" svg:y2="8.924cm">
          <text:p/>
        </draw:line>
        <draw:frame draw:style-name="gr4" draw:text-style-name="P3" draw:layer="layout" svg:width="3.66cm" svg:height="0.725cm" svg:x="23.098cm" svg:y="8.174cm">
          <draw:text-box>
            <text:p><text:span text:style-name="T2">PgpNRx/Tx_P/M</text:span></text:p>
          </draw:text-box>
        </draw:frame>
        <draw:line draw:style-name="gr6" draw:text-style-name="P1" draw:layer="layout" svg:x1="1.118cm" svg:y1="9.44cm" svg:x2="5.953cm" svg:y2="9.432cm">
          <text:p/>
        </draw:line>
        <draw:frame draw:style-name="gr4" draw:text-style-name="P3" draw:layer="layout" svg:width="2.077cm" svg:height="0.725cm" svg:x="1.618cm" svg:y="8.674cm">
          <draw:text-box>
            <text:p><text:span text:style-name="T2">Req/Gnt</text:span></text:p>
          </draw:text-box>
        </draw:frame>
        <draw:line draw:style-name="gr6" draw:text-style-name="P1" draw:layer="layout" svg:x1="6.638cm" svg:y1="10.321cm" svg:x2="6.638cm" svg:y2="11.718cm">
          <text:p/>
        </draw:line>
        <draw:custom-shape draw:style-name="gr2" draw:text-style-name="P4" draw:layer="layout" svg:width="1.256cm" svg:height="1.749cm" svg:x="5.987cm" svg:y="8.595cm">
          <text:p text:style-name="P1"><text:span text:style-name="T2">Fifo</text:span></text:p>
          <text:p text:style-name="P1"><text:span text:style-name="T2">Cntrl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2.844cm" svg:y1="3.006cm" svg:x2="22.844cm" svg:y2="13.928cm">
          <text:p/>
        </draw:line>
        <draw:line draw:style-name="gr7" draw:text-style-name="P1" draw:layer="layout" svg:x1="22.869cm" svg:y1="13.954cm" svg:x2="18.881cm" svg:y2="13.954cm">
          <text:p/>
        </draw:line>
        <draw:line draw:style-name="gr7" draw:text-style-name="P1" draw:layer="layout" svg:x1="18.88cm" svg:y1="13.979cm" svg:x2="18.881cm" svg:y2="9.102cm">
          <text:p/>
        </draw:line>
        <draw:line draw:style-name="gr7" draw:text-style-name="P1" draw:layer="layout" svg:x1="18.881cm" svg:y1="9.128cm" svg:x2="15.426cm" svg:y2="9.128cm">
          <text:p/>
        </draw:line>
        <draw:line draw:style-name="gr7" draw:text-style-name="P1" draw:layer="layout" svg:x1="15.452cm" svg:y1="9.102cm" svg:x2="15.427cm" svg:y2="6.054cm">
          <text:p/>
        </draw:line>
        <draw:line draw:style-name="gr7" draw:text-style-name="P1" draw:layer="layout" svg:x1="22.844cm" svg:y1="3.032cm" svg:x2="15.452cm" svg:y2="3.032cm">
          <text:p/>
        </draw:line>
        <draw:line draw:style-name="gr7" draw:text-style-name="P1" draw:layer="layout" svg:x1="15.452cm" svg:y1="3.006cm" svg:x2="15.427cm" svg:y2="6.08cm">
          <text:p/>
        </draw:line>
        <draw:frame draw:style-name="gr4" draw:text-style-name="P3" draw:layer="layout" svg:width="1.488cm" svg:height="1.199cm" svg:x="16.208cm" svg:y="4.886cm">
          <draw:text-box>
            <text:p><text:span text:style-name="T2">PGP</text:span></text:p>
            <text:p><text:span text:style-name="T2">MOD</text:span></text:p>
          </draw:text-box>
        </draw:frame>
        <draw:rect draw:style-name="gr11" draw:text-style-name="P1" draw:layer="layout" svg:width="3.633cm" svg:height="4.166cm" svg:x="4.733cm" svg:y="2.955cm">
          <text:p/>
        </draw:rect>
        <draw:frame draw:style-name="gr4" draw:text-style-name="P3" draw:layer="layout" svg:width="2.195cm" svg:height="0.725cm" svg:x="5.546cm" svg:y="5.978cm">
          <draw:text-box>
            <text:p><text:span text:style-name="T2">OB FIFO</text:span></text:p>
          </draw:text-box>
        </draw:frame>
        <draw:rect draw:style-name="gr11" draw:text-style-name="P1" draw:layer="layout" svg:width="3.633cm" svg:height="6.858cm" svg:x="4.733cm" svg:y="7.35cm">
          <text:p/>
        </draw:rect>
        <draw:frame draw:style-name="gr4" draw:text-style-name="P3" draw:layer="layout" svg:width="1.979cm" svg:height="0.725cm" svg:x="5.572cm" svg:y="7.502cm">
          <draw:text-box>
            <text:p><text:span text:style-name="T2">IB FIFO</text:span></text:p>
          </draw:text-box>
        </draw:frame>
        <draw:rect draw:style-name="gr11" draw:text-style-name="P1" draw:layer="layout" svg:width="7.569cm" svg:height="5.08cm" svg:x="11.312cm" svg:y="9.128cm">
          <text:p/>
        </draw:rect>
        <draw:frame draw:style-name="gr4" draw:text-style-name="P3" draw:layer="layout" svg:width="2.424cm" svg:height="0.725cm" svg:x="11.541cm" svg:y="9.356cm">
          <draw:text-box>
            <text:p><text:span text:style-name="T2">IB CNTRL</text:span></text:p>
          </draw:text-box>
        </draw:frame>
        <draw:rect draw:style-name="gr11" draw:text-style-name="P1" draw:layer="layout" svg:width="3.633cm" svg:height="4.064cm" svg:x="11.362cm" svg:y="3.032cm">
          <text:p/>
        </draw:rect>
        <draw:frame draw:style-name="gr4" draw:text-style-name="P3" draw:layer="layout" svg:width="2.64cm" svg:height="0.725cm" svg:x="12.012cm" svg:y="6.218cm">
          <draw:text-box>
            <text:p><text:span text:style-name="T2">OB CNTRL</text:span></text:p>
          </draw:text-box>
        </draw:frame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14.021cm" svg:height="6.12cm" svg:x="7.323cm" svg:y="2.227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324cm" svg:y1="2.963cm" svg:x2="21.344cm" svg:y2="2.963cm">
          <text:p/>
        </draw:line>
        <draw:line draw:style-name="gr7" draw:text-style-name="P1" draw:layer="layout" svg:x1="7.324cm" svg:y1="3.763cm" svg:x2="21.344cm" svg:y2="3.763cm">
          <text:p/>
        </draw:line>
        <draw:line draw:style-name="gr7" draw:text-style-name="P1" draw:layer="layout" svg:x1="7.324cm" svg:y1="4.463cm" svg:x2="21.344cm" svg:y2="4.463cm">
          <text:p/>
        </draw:line>
        <draw:line draw:style-name="gr7" draw:text-style-name="P1" draw:layer="layout" svg:x1="7.324cm" svg:y1="6.263cm" svg:x2="21.344cm" svg:y2="6.263cm">
          <text:p/>
        </draw:line>
        <draw:line draw:style-name="gr7" draw:text-style-name="P1" draw:layer="layout" svg:x1="7.324cm" svg:y1="6.963cm" svg:x2="21.344cm" svg:y2="6.963cm">
          <text:p/>
        </draw:line>
        <draw:line draw:style-name="gr7" draw:text-style-name="P1" draw:layer="layout" svg:x1="7.324cm" svg:y1="7.663cm" svg:x2="21.344cm" svg:y2="7.663cm">
          <text:p/>
        </draw:line>
        <draw:frame draw:style-name="gr4" draw:text-style-name="P2" draw:layer="layout" svg:width="2.106cm" svg:height="0.645cm" svg:x="18.86cm" svg:y="2.302cm">
          <draw:text-box>
            <text:p><text:span text:style-name="T1">LANE[7:0]</text:span></text:p>
          </draw:text-box>
        </draw:frame>
        <draw:line draw:style-name="gr7" draw:text-style-name="P1" draw:layer="layout" svg:x1="18.908cm" svg:y1="2.201cm" svg:x2="18.908cm" svg:y2="2.963cm">
          <text:p/>
        </draw:line>
        <draw:frame draw:style-name="gr4" draw:text-style-name="P3" draw:layer="layout" svg:width="0.739cm" svg:height="0.725cm" svg:x="20.733cm" svg:y="1.489cm">
          <draw:text-box>
            <text:p><text:span text:style-name="T2">0</text:span></text:p>
          </draw:text-box>
        </draw:frame>
        <draw:frame draw:style-name="gr4" draw:text-style-name="P3" draw:layer="layout" svg:width="0.972cm" svg:height="0.725cm" svg:x="7.068cm" svg:y="1.489cm">
          <draw:text-box>
            <text:p><text:span text:style-name="T2">63</text:span></text:p>
          </draw:text-box>
        </draw:frame>
        <draw:frame draw:style-name="gr4" draw:text-style-name="P2" draw:layer="layout" svg:width="1.861cm" svg:height="0.645cm" svg:x="5.119cm" svg:y="2.277cm">
          <draw:text-box>
            <text:p><text:span text:style-name="T1">Header0</text:span></text:p>
          </draw:text-box>
        </draw:frame>
        <draw:frame draw:style-name="gr4" draw:text-style-name="P2" draw:layer="layout" svg:width="1.971cm" svg:height="0.645cm" svg:x="5.139cm" svg:y="3.013cm">
          <draw:text-box>
            <text:p><text:span text:style-name="T1">Payload0</text:span></text:p>
          </draw:text-box>
        </draw:frame>
        <draw:line draw:style-name="gr8" draw:text-style-name="P1" draw:layer="layout" svg:x1="14.537cm" svg:y1="4.461cm" svg:x2="14.537cm" svg:y2="6.265cm">
          <text:p/>
        </draw:line>
        <draw:frame draw:style-name="gr4" draw:text-style-name="P2" draw:layer="layout" svg:width="2.166cm" svg:height="0.645cm" svg:x="14.764cm" svg:y="2.276cm">
          <draw:text-box>
            <text:p><text:span text:style-name="T1">SIZE[15:0]</text:span></text:p>
          </draw:text-box>
        </draw:frame>
        <draw:frame draw:style-name="gr12" draw:text-style-name="P2" draw:layer="layout" svg:width="1.748cm" svg:height="0.645cm" svg:x="17.129cm" svg:y="2.276cm">
          <draw:text-box>
            <text:p><text:span text:style-name="T1">VC[7:0]</text:span></text:p>
          </draw:text-box>
        </draw:frame>
        <draw:line draw:style-name="gr7" draw:text-style-name="P1" draw:layer="layout" svg:x1="17.108cm" svg:y1="2.201cm" svg:x2="17.108cm" svg:y2="2.963cm">
          <text:p/>
        </draw:line>
        <draw:line draw:style-name="gr7" draw:text-style-name="P1" draw:layer="layout" svg:x1="14.508cm" svg:y1="2.201cm" svg:x2="14.508cm" svg:y2="2.963cm">
          <text:p/>
        </draw:line>
        <draw:frame draw:style-name="gr13" draw:text-style-name="P2" draw:layer="layout" svg:width="1.292cm" svg:height="0.645cm" svg:x="13.369cm" svg:y="2.276cm">
          <draw:text-box>
            <text:p><text:span text:style-name="T1">EOF</text:span></text:p>
          </draw:text-box>
        </draw:frame>
        <draw:frame draw:style-name="gr4" draw:text-style-name="P2" draw:layer="layout" svg:width="1.459cm" svg:height="0.645cm" svg:x="12.101cm" svg:y="2.276cm">
          <draw:text-box>
            <text:p><text:span text:style-name="T1">EOFE</text:span></text:p>
          </draw:text-box>
        </draw:frame>
        <draw:line draw:style-name="gr7" draw:text-style-name="P1" draw:layer="layout" svg:x1="13.408cm" svg:y1="2.201cm" svg:x2="13.408cm" svg:y2="2.963cm">
          <text:p/>
        </draw:line>
        <draw:frame draw:style-name="gr4" draw:text-style-name="P3" draw:layer="layout" svg:width="0.735cm" svg:height="0.725cm" svg:x="18.334cm" svg:y="1.49cm">
          <draw:text-box>
            <text:p><text:span text:style-name="T2">8</text:span></text:p>
          </draw:text-box>
        </draw:frame>
        <draw:frame draw:style-name="gr4" draw:text-style-name="P3" draw:layer="layout" svg:width="0.972cm" svg:height="0.725cm" svg:x="16.335cm" svg:y="1.491cm">
          <draw:text-box>
            <text:p><text:span text:style-name="T2">15</text:span></text:p>
          </draw:text-box>
        </draw:frame>
        <draw:frame draw:style-name="gr4" draw:text-style-name="P3" draw:layer="layout" svg:width="0.972cm" svg:height="0.725cm" svg:x="13.693cm" svg:y="1.489cm">
          <draw:text-box>
            <text:p><text:span text:style-name="T2">32</text:span></text:p>
          </draw:text-box>
        </draw:frame>
        <draw:frame draw:style-name="gr4" draw:text-style-name="P3" draw:layer="layout" svg:width="0.968cm" svg:height="0.725cm" svg:x="12.593cm" svg:y="1.49cm">
          <draw:text-box>
            <text:p><text:span text:style-name="T2">33</text:span></text:p>
          </draw:text-box>
        </draw:frame>
        <draw:line draw:style-name="gr7" draw:text-style-name="P1" draw:layer="layout" svg:x1="12.208cm" svg:y1="2.201cm" svg:x2="12.208cm" svg:y2="2.963cm">
          <text:p/>
        </draw:line>
        <draw:frame draw:style-name="gr4" draw:text-style-name="P2" draw:layer="layout" svg:width="2.153cm" svg:height="0.645cm" svg:x="8.902cm" svg:y="2.277cm">
          <draw:text-box>
            <text:p><text:span text:style-name="T1">DNC[29:0]</text:span></text:p>
          </draw:text-box>
        </draw:frame>
        <draw:frame draw:style-name="gr4" draw:text-style-name="P3" draw:layer="layout" svg:width="0.968cm" svg:height="0.725cm" svg:x="11.393cm" svg:y="1.491cm">
          <draw:text-box>
            <text:p><text:span text:style-name="T2">34</text:span></text:p>
          </draw:text-box>
        </draw:frame>
        <draw:frame draw:style-name="gr4" draw:text-style-name="P2" draw:layer="layout" svg:width="1.971cm" svg:height="0.645cm" svg:x="5.14cm" svg:y="3.814cm">
          <draw:text-box>
            <text:p><text:span text:style-name="T1">Payload1</text:span></text:p>
          </draw:text-box>
        </draw:frame>
        <draw:frame draw:style-name="gr4" draw:text-style-name="P2" draw:layer="layout" svg:width="2.284cm" svg:height="0.645cm" svg:x="5.141cm" svg:y="6.315cm">
          <draw:text-box>
            <text:p><text:span text:style-name="T1">Payloadn-2</text:span></text:p>
          </draw:text-box>
        </draw:frame>
        <draw:frame draw:style-name="gr4" draw:text-style-name="P2" draw:layer="layout" svg:width="2.284cm" svg:height="0.645cm" svg:x="5.141cm" svg:y="6.915cm">
          <draw:text-box>
            <text:p><text:span text:style-name="T1">Payloadn-1</text:span></text:p>
          </draw:text-box>
        </draw:frame>
        <draw:frame draw:style-name="gr4" draw:text-style-name="P2" draw:layer="layout" svg:width="1.971cm" svg:height="0.645cm" svg:x="5.141cm" svg:y="7.615cm">
          <draw:text-box>
            <text:p><text:span text:style-name="T1">Payloadn</text:span></text:p>
          </draw:text-box>
        </draw:frame>
        <draw:custom-shape draw:style-name="gr1" draw:text-style-name="P1" draw:layer="layout" svg:width="14.021cm" svg:height="6.12cm" svg:x="7.323cm" svg:y="10.127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324cm" svg:y1="10.863cm" svg:x2="21.344cm" svg:y2="10.863cm">
          <text:p/>
        </draw:line>
        <draw:line draw:style-name="gr7" draw:text-style-name="P1" draw:layer="layout" svg:x1="7.324cm" svg:y1="11.663cm" svg:x2="21.344cm" svg:y2="11.663cm">
          <text:p/>
        </draw:line>
        <draw:line draw:style-name="gr7" draw:text-style-name="P1" draw:layer="layout" svg:x1="7.324cm" svg:y1="12.363cm" svg:x2="21.344cm" svg:y2="12.363cm">
          <text:p/>
        </draw:line>
        <draw:line draw:style-name="gr7" draw:text-style-name="P1" draw:layer="layout" svg:x1="7.324cm" svg:y1="14.163cm" svg:x2="21.344cm" svg:y2="14.163cm">
          <text:p/>
        </draw:line>
        <draw:line draw:style-name="gr7" draw:text-style-name="P1" draw:layer="layout" svg:x1="7.324cm" svg:y1="14.863cm" svg:x2="21.344cm" svg:y2="14.863cm">
          <text:p/>
        </draw:line>
        <draw:line draw:style-name="gr7" draw:text-style-name="P1" draw:layer="layout" svg:x1="7.324cm" svg:y1="15.563cm" svg:x2="21.344cm" svg:y2="15.563cm">
          <text:p/>
        </draw:line>
        <draw:frame draw:style-name="gr4" draw:text-style-name="P2" draw:layer="layout" svg:width="2.106cm" svg:height="0.645cm" svg:x="18.86cm" svg:y="10.202cm">
          <draw:text-box>
            <text:p><text:span text:style-name="T1">LANE[7:0]</text:span></text:p>
          </draw:text-box>
        </draw:frame>
        <draw:line draw:style-name="gr7" draw:text-style-name="P1" draw:layer="layout" svg:x1="18.908cm" svg:y1="10.101cm" svg:x2="18.908cm" svg:y2="10.863cm">
          <text:p/>
        </draw:line>
        <draw:frame draw:style-name="gr4" draw:text-style-name="P3" draw:layer="layout" svg:width="0.739cm" svg:height="0.725cm" svg:x="20.733cm" svg:y="9.389cm">
          <draw:text-box>
            <text:p><text:span text:style-name="T2">0</text:span></text:p>
          </draw:text-box>
        </draw:frame>
        <draw:frame draw:style-name="gr4" draw:text-style-name="P3" draw:layer="layout" svg:width="0.972cm" svg:height="0.725cm" svg:x="7.068cm" svg:y="9.389cm">
          <draw:text-box>
            <text:p><text:span text:style-name="T2">63</text:span></text:p>
          </draw:text-box>
        </draw:frame>
        <draw:frame draw:style-name="gr4" draw:text-style-name="P2" draw:layer="layout" svg:width="1.861cm" svg:height="0.645cm" svg:x="5.119cm" svg:y="10.177cm">
          <draw:text-box>
            <text:p><text:span text:style-name="T1">Header0</text:span></text:p>
          </draw:text-box>
        </draw:frame>
        <draw:frame draw:style-name="gr4" draw:text-style-name="P2" draw:layer="layout" svg:width="1.971cm" svg:height="0.645cm" svg:x="5.139cm" svg:y="10.913cm">
          <draw:text-box>
            <text:p><text:span text:style-name="T1">Payload0</text:span></text:p>
          </draw:text-box>
        </draw:frame>
        <draw:line draw:style-name="gr8" draw:text-style-name="P1" draw:layer="layout" svg:x1="14.537cm" svg:y1="12.361cm" svg:x2="14.537cm" svg:y2="14.165cm">
          <text:p/>
        </draw:line>
        <draw:frame draw:style-name="gr12" draw:text-style-name="P2" draw:layer="layout" svg:width="1.748cm" svg:height="0.645cm" svg:x="17.129cm" svg:y="10.176cm">
          <draw:text-box>
            <text:p><text:span text:style-name="T1">VC[7:0]</text:span></text:p>
          </draw:text-box>
        </draw:frame>
        <draw:line draw:style-name="gr7" draw:text-style-name="P1" draw:layer="layout" svg:x1="17.108cm" svg:y1="10.101cm" svg:x2="17.108cm" svg:y2="10.863cm">
          <text:p/>
        </draw:line>
        <draw:line draw:style-name="gr7" draw:text-style-name="P1" draw:layer="layout" svg:x1="14.508cm" svg:y1="10.101cm" svg:x2="14.508cm" svg:y2="10.863cm">
          <text:p/>
        </draw:line>
        <draw:frame draw:style-name="gr13" draw:text-style-name="P2" draw:layer="layout" svg:width="1.292cm" svg:height="0.645cm" svg:x="13.369cm" svg:y="10.176cm">
          <draw:text-box>
            <text:p><text:span text:style-name="T1">EOF</text:span></text:p>
          </draw:text-box>
        </draw:frame>
        <draw:line draw:style-name="gr7" draw:text-style-name="P1" draw:layer="layout" svg:x1="13.408cm" svg:y1="10.101cm" svg:x2="13.408cm" svg:y2="10.863cm">
          <text:p/>
        </draw:line>
        <draw:frame draw:style-name="gr4" draw:text-style-name="P3" draw:layer="layout" svg:width="0.735cm" svg:height="0.725cm" svg:x="18.334cm" svg:y="9.39cm">
          <draw:text-box>
            <text:p><text:span text:style-name="T2">8</text:span></text:p>
          </draw:text-box>
        </draw:frame>
        <draw:frame draw:style-name="gr4" draw:text-style-name="P3" draw:layer="layout" svg:width="0.972cm" svg:height="0.725cm" svg:x="16.335cm" svg:y="9.391cm">
          <draw:text-box>
            <text:p><text:span text:style-name="T2">15</text:span></text:p>
          </draw:text-box>
        </draw:frame>
        <draw:frame draw:style-name="gr4" draw:text-style-name="P3" draw:layer="layout" svg:width="0.972cm" svg:height="0.725cm" svg:x="13.693cm" svg:y="9.389cm">
          <draw:text-box>
            <text:p><text:span text:style-name="T2">32</text:span></text:p>
          </draw:text-box>
        </draw:frame>
        <draw:frame draw:style-name="gr4" draw:text-style-name="P3" draw:layer="layout" svg:width="0.968cm" svg:height="0.725cm" svg:x="12.593cm" svg:y="9.39cm">
          <draw:text-box>
            <text:p><text:span text:style-name="T2">33</text:span></text:p>
          </draw:text-box>
        </draw:frame>
        <draw:frame draw:style-name="gr4" draw:text-style-name="P2" draw:layer="layout" svg:width="2.149cm" svg:height="0.645cm" svg:x="8.902cm" svg:y="10.177cm">
          <draw:text-box>
            <text:p><text:span text:style-name="T1">DNC[20:0]</text:span></text:p>
          </draw:text-box>
        </draw:frame>
        <draw:frame draw:style-name="gr4" draw:text-style-name="P2" draw:layer="layout" svg:width="1.971cm" svg:height="0.645cm" svg:x="5.14cm" svg:y="11.714cm">
          <draw:text-box>
            <text:p><text:span text:style-name="T1">Payload1</text:span></text:p>
          </draw:text-box>
        </draw:frame>
        <draw:frame draw:style-name="gr4" draw:text-style-name="P2" draw:layer="layout" svg:width="2.284cm" svg:height="0.645cm" svg:x="5.141cm" svg:y="14.215cm">
          <draw:text-box>
            <text:p><text:span text:style-name="T1">Payloadn-2</text:span></text:p>
          </draw:text-box>
        </draw:frame>
        <draw:frame draw:style-name="gr4" draw:text-style-name="P2" draw:layer="layout" svg:width="2.284cm" svg:height="0.645cm" svg:x="5.141cm" svg:y="14.815cm">
          <draw:text-box>
            <text:p><text:span text:style-name="T1">Payloadn-1</text:span></text:p>
          </draw:text-box>
        </draw:frame>
        <draw:frame draw:style-name="gr4" draw:text-style-name="P2" draw:layer="layout" svg:width="1.971cm" svg:height="0.645cm" svg:x="5.141cm" svg:y="15.515cm">
          <draw:text-box>
            <text:p><text:span text:style-name="T1">Payloadn</text:span></text:p>
          </draw:text-box>
        </draw:frame>
        <draw:frame draw:style-name="gr4" draw:text-style-name="P2" draw:layer="layout" svg:width="2.149cm" svg:height="0.645cm" svg:x="14.703cm" svg:y="10.178cm">
          <draw:text-box>
            <text:p><text:span text:style-name="T1">DNC[15:0]</text:span></text:p>
          </draw:text-box>
        </draw:frame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14.021cm" svg:height="0.735cm" svg:x="7.298cm" svg:y="7.60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299cm" svg:y1="8.341cm" svg:x2="21.319cm" svg:y2="8.341cm">
          <text:p/>
        </draw:line>
        <draw:frame draw:style-name="gr4" draw:text-style-name="P2" draw:layer="layout" svg:width="2.106cm" svg:height="0.645cm" svg:x="19.335cm" svg:y="7.68cm">
          <draw:text-box>
            <text:p><text:span text:style-name="T1">LANE[7:0]</text:span></text:p>
          </draw:text-box>
        </draw:frame>
        <draw:line draw:style-name="gr7" draw:text-style-name="P1" draw:layer="layout" svg:x1="19.483cm" svg:y1="7.579cm" svg:x2="19.483cm" svg:y2="8.341cm">
          <text:p/>
        </draw:line>
        <draw:frame draw:style-name="gr4" draw:text-style-name="P3" draw:layer="layout" svg:width="0.739cm" svg:height="0.725cm" svg:x="20.708cm" svg:y="6.867cm">
          <draw:text-box>
            <text:p><text:span text:style-name="T2">0</text:span></text:p>
          </draw:text-box>
        </draw:frame>
        <draw:frame draw:style-name="gr4" draw:text-style-name="P3" draw:layer="layout" svg:width="0.972cm" svg:height="0.725cm" svg:x="7.043cm" svg:y="6.867cm">
          <draw:text-box>
            <text:p><text:span text:style-name="T2">63</text:span></text:p>
          </draw:text-box>
        </draw:frame>
        <draw:frame draw:style-name="gr4" draw:text-style-name="P2" draw:layer="layout" svg:width="1.861cm" svg:height="0.645cm" svg:x="5.094cm" svg:y="7.655cm">
          <draw:text-box>
            <text:p><text:span text:style-name="T1">Header0</text:span></text:p>
          </draw:text-box>
        </draw:frame>
        <draw:line draw:style-name="gr7" draw:text-style-name="P1" draw:layer="layout" svg:x1="14.483cm" svg:y1="7.579cm" svg:x2="14.487cm" svg:y2="8.34cm">
          <text:p/>
        </draw:line>
        <draw:frame draw:style-name="gr4" draw:text-style-name="P3" draw:layer="layout" svg:width="0.735cm" svg:height="0.725cm" svg:x="18.709cm" svg:y="6.868cm">
          <draw:text-box>
            <text:p><text:span text:style-name="T2">8</text:span></text:p>
          </draw:text-box>
        </draw:frame>
        <draw:frame draw:style-name="gr4" draw:text-style-name="P3" draw:layer="layout" svg:width="0.972cm" svg:height="0.725cm" svg:x="13.668cm" svg:y="6.867cm">
          <draw:text-box>
            <text:p><text:span text:style-name="T2">32</text:span></text:p>
          </draw:text-box>
        </draw:frame>
        <draw:frame draw:style-name="gr4" draw:text-style-name="P2" draw:layer="layout" svg:width="2.382cm" svg:height="0.645cm" svg:x="14.412cm" svg:y="7.644cm">
          <draw:text-box>
            <text:p><text:span text:style-name="T1">ADDR[15:0]</text:span></text:p>
          </draw:text-box>
        </draw:frame>
        <draw:frame draw:style-name="gr4" draw:text-style-name="P2" draw:layer="layout" svg:width="0.832cm" svg:height="0.645cm" svg:x="18.591cm" svg:y="7.629cm">
          <draw:text-box>
            <text:p><text:span text:style-name="T1">W</text:span></text:p>
          </draw:text-box>
        </draw:frame>
        <draw:frame draw:style-name="gr4" draw:text-style-name="P3" draw:layer="layout" svg:width="0.739cm" svg:height="0.725cm" svg:x="17.81cm" svg:y="6.869cm">
          <draw:text-box>
            <text:p><text:span text:style-name="T2">9</text:span></text:p>
          </draw:text-box>
        </draw:frame>
        <draw:line draw:style-name="gr7" draw:text-style-name="P1" draw:layer="layout" svg:x1="18.483cm" svg:y1="7.579cm" svg:x2="18.483cm" svg:y2="8.341cm">
          <text:p/>
        </draw:line>
        <draw:frame draw:style-name="gr4" draw:text-style-name="P3" draw:layer="layout" svg:width="0.976cm" svg:height="0.725cm" svg:x="15.811cm" svg:y="6.87cm">
          <draw:text-box>
            <text:p><text:span text:style-name="T2">16</text:span></text:p>
          </draw:text-box>
        </draw:frame>
        <draw:frame draw:style-name="gr4" draw:text-style-name="P2" draw:layer="layout" svg:width="1.954cm" svg:height="0.645cm" svg:x="16.605cm" svg:y="7.67cm">
          <draw:text-box>
            <text:p><text:span text:style-name="T1">DNC[6:0]</text:span></text:p>
          </draw:text-box>
        </draw:frame>
        <draw:line draw:style-name="gr7" draw:text-style-name="P1" draw:layer="layout" svg:x1="16.683cm" svg:y1="7.579cm" svg:x2="16.683cm" svg:y2="8.341cm">
          <text:p/>
        </draw:line>
        <draw:frame draw:style-name="gr4" draw:text-style-name="P2" draw:layer="layout" svg:width="2.276cm" svg:height="0.645cm" svg:x="9.747cm" svg:y="7.654cm">
          <draw:text-box>
            <text:p><text:span text:style-name="T1">DATA[31:0]</text:span></text:p>
          </draw:text-box>
        </draw:frame>
      </draw:page>
      <draw:page draw:name="page10" draw:style-name="dp1" draw:master-page-name="Default">
        <office:forms form:automatic-focus="false" form:apply-design-mode="false"/>
        <draw:g>
          <draw:g>
            <draw:line draw:style-name="gr14" draw:text-style-name="P1" draw:layer="layout" svg:x1="4.551cm" svg:y1="4.041cm" svg:x2="5.059cm" svg:y2="4.041cm">
              <text:p/>
            </draw:line>
            <draw:line draw:style-name="gr14" draw:text-style-name="P1" draw:layer="layout" svg:x1="5.059cm" svg:y1="3.533cm" svg:x2="5.567cm" svg:y2="3.533cm">
              <text:p/>
            </draw:line>
            <draw:line draw:style-name="gr14" draw:text-style-name="P1" draw:layer="layout" svg:x1="5.059cm" svg:y1="3.533cm" svg:x2="5.059cm" svg:y2="4.041cm">
              <text:p/>
            </draw:line>
            <draw:line draw:style-name="gr14" draw:text-style-name="P1" draw:layer="layout" svg:x1="5.567cm" svg:y1="3.533cm" svg:x2="5.567cm" svg:y2="4.041cm">
              <text:p/>
            </draw:line>
          </draw:g>
          <draw:g>
            <draw:line draw:style-name="gr14" draw:text-style-name="P1" draw:layer="layout" svg:x1="5.568cm" svg:y1="4.041cm" svg:x2="6.076cm" svg:y2="4.041cm">
              <text:p/>
            </draw:line>
            <draw:line draw:style-name="gr14" draw:text-style-name="P1" draw:layer="layout" svg:x1="6.076cm" svg:y1="3.533cm" svg:x2="6.584cm" svg:y2="3.533cm">
              <text:p/>
            </draw:line>
            <draw:line draw:style-name="gr14" draw:text-style-name="P1" draw:layer="layout" svg:x1="6.076cm" svg:y1="3.533cm" svg:x2="6.076cm" svg:y2="4.041cm">
              <text:p/>
            </draw:line>
            <draw:line draw:style-name="gr14" draw:text-style-name="P1" draw:layer="layout" svg:x1="6.584cm" svg:y1="3.533cm" svg:x2="6.584cm" svg:y2="4.041cm">
              <text:p/>
            </draw:line>
          </draw:g>
          <draw:g>
            <draw:line draw:style-name="gr14" draw:text-style-name="P1" draw:layer="layout" svg:x1="6.583cm" svg:y1="4.041cm" svg:x2="7.091cm" svg:y2="4.041cm">
              <text:p/>
            </draw:line>
            <draw:line draw:style-name="gr14" draw:text-style-name="P1" draw:layer="layout" svg:x1="7.091cm" svg:y1="3.533cm" svg:x2="7.599cm" svg:y2="3.533cm">
              <text:p/>
            </draw:line>
            <draw:line draw:style-name="gr14" draw:text-style-name="P1" draw:layer="layout" svg:x1="7.091cm" svg:y1="3.533cm" svg:x2="7.091cm" svg:y2="4.041cm">
              <text:p/>
            </draw:line>
            <draw:line draw:style-name="gr14" draw:text-style-name="P1" draw:layer="layout" svg:x1="7.599cm" svg:y1="3.533cm" svg:x2="7.599cm" svg:y2="4.041cm">
              <text:p/>
            </draw:line>
          </draw:g>
          <draw:g>
            <draw:line draw:style-name="gr14" draw:text-style-name="P1" draw:layer="layout" svg:x1="7.599cm" svg:y1="4.041cm" svg:x2="8.107cm" svg:y2="4.041cm">
              <text:p/>
            </draw:line>
            <draw:line draw:style-name="gr14" draw:text-style-name="P1" draw:layer="layout" svg:x1="8.107cm" svg:y1="3.533cm" svg:x2="8.615cm" svg:y2="3.533cm">
              <text:p/>
            </draw:line>
            <draw:line draw:style-name="gr14" draw:text-style-name="P1" draw:layer="layout" svg:x1="8.107cm" svg:y1="3.533cm" svg:x2="8.107cm" svg:y2="4.041cm">
              <text:p/>
            </draw:line>
            <draw:line draw:style-name="gr14" draw:text-style-name="P1" draw:layer="layout" svg:x1="8.615cm" svg:y1="3.533cm" svg:x2="8.615cm" svg:y2="4.041cm">
              <text:p/>
            </draw:line>
          </draw:g>
        </draw:g>
        <draw:g>
          <draw:g>
            <draw:line draw:style-name="gr14" draw:text-style-name="P1" draw:layer="layout" svg:x1="8.615cm" svg:y1="4.041cm" svg:x2="9.123cm" svg:y2="4.041cm">
              <text:p/>
            </draw:line>
            <draw:line draw:style-name="gr14" draw:text-style-name="P1" draw:layer="layout" svg:x1="9.123cm" svg:y1="3.533cm" svg:x2="9.631cm" svg:y2="3.533cm">
              <text:p/>
            </draw:line>
            <draw:line draw:style-name="gr14" draw:text-style-name="P1" draw:layer="layout" svg:x1="9.123cm" svg:y1="3.533cm" svg:x2="9.123cm" svg:y2="4.041cm">
              <text:p/>
            </draw:line>
            <draw:line draw:style-name="gr14" draw:text-style-name="P1" draw:layer="layout" svg:x1="9.631cm" svg:y1="3.533cm" svg:x2="9.631cm" svg:y2="4.041cm">
              <text:p/>
            </draw:line>
          </draw:g>
          <draw:g>
            <draw:line draw:style-name="gr14" draw:text-style-name="P1" draw:layer="layout" svg:x1="9.632cm" svg:y1="4.041cm" svg:x2="10.14cm" svg:y2="4.041cm">
              <text:p/>
            </draw:line>
            <draw:line draw:style-name="gr14" draw:text-style-name="P1" draw:layer="layout" svg:x1="10.14cm" svg:y1="3.533cm" svg:x2="10.648cm" svg:y2="3.533cm">
              <text:p/>
            </draw:line>
            <draw:line draw:style-name="gr14" draw:text-style-name="P1" draw:layer="layout" svg:x1="10.14cm" svg:y1="3.533cm" svg:x2="10.14cm" svg:y2="4.041cm">
              <text:p/>
            </draw:line>
            <draw:line draw:style-name="gr14" draw:text-style-name="P1" draw:layer="layout" svg:x1="10.648cm" svg:y1="3.533cm" svg:x2="10.648cm" svg:y2="4.041cm">
              <text:p/>
            </draw:line>
          </draw:g>
          <draw:g>
            <draw:line draw:style-name="gr14" draw:text-style-name="P1" draw:layer="layout" svg:x1="10.647cm" svg:y1="4.041cm" svg:x2="11.155cm" svg:y2="4.041cm">
              <text:p/>
            </draw:line>
            <draw:line draw:style-name="gr14" draw:text-style-name="P1" draw:layer="layout" svg:x1="11.155cm" svg:y1="3.533cm" svg:x2="11.663cm" svg:y2="3.533cm">
              <text:p/>
            </draw:line>
            <draw:line draw:style-name="gr14" draw:text-style-name="P1" draw:layer="layout" svg:x1="11.155cm" svg:y1="3.533cm" svg:x2="11.155cm" svg:y2="4.041cm">
              <text:p/>
            </draw:line>
            <draw:line draw:style-name="gr14" draw:text-style-name="P1" draw:layer="layout" svg:x1="11.663cm" svg:y1="3.533cm" svg:x2="11.663cm" svg:y2="4.041cm">
              <text:p/>
            </draw:line>
          </draw:g>
          <draw:g>
            <draw:line draw:style-name="gr14" draw:text-style-name="P1" draw:layer="layout" svg:x1="11.663cm" svg:y1="4.041cm" svg:x2="12.171cm" svg:y2="4.041cm">
              <text:p/>
            </draw:line>
            <draw:line draw:style-name="gr14" draw:text-style-name="P1" draw:layer="layout" svg:x1="12.171cm" svg:y1="3.533cm" svg:x2="12.679cm" svg:y2="3.533cm">
              <text:p/>
            </draw:line>
            <draw:line draw:style-name="gr14" draw:text-style-name="P1" draw:layer="layout" svg:x1="12.171cm" svg:y1="3.533cm" svg:x2="12.171cm" svg:y2="4.041cm">
              <text:p/>
            </draw:line>
            <draw:line draw:style-name="gr14" draw:text-style-name="P1" draw:layer="layout" svg:x1="12.679cm" svg:y1="3.533cm" svg:x2="12.679cm" svg:y2="4.041cm">
              <text:p/>
            </draw:line>
          </draw:g>
        </draw:g>
        <draw:line draw:style-name="gr14" draw:text-style-name="P1" draw:layer="layout" svg:x1="6.232cm" svg:y1="5.064cm" svg:x2="6.232cm" svg:y2="5.572cm">
          <text:p/>
        </draw:line>
        <draw:line draw:style-name="gr14" draw:text-style-name="P1" draw:layer="layout" svg:x1="7.232cm" svg:y1="5.064cm" svg:x2="7.232cm" svg:y2="5.572cm">
          <text:p/>
        </draw:line>
        <draw:line draw:style-name="gr14" draw:text-style-name="P1" draw:layer="layout" svg:x1="6.232cm" svg:y1="5.064cm" svg:x2="7.248cm" svg:y2="5.064cm">
          <text:p/>
        </draw:line>
        <draw:line draw:style-name="gr14" draw:text-style-name="P1" draw:layer="layout" svg:x1="6.232cm" svg:y1="5.572cm" svg:x2="4.556cm" svg:y2="5.572cm">
          <text:p/>
        </draw:line>
        <draw:line draw:style-name="gr14" draw:text-style-name="P1" draw:layer="layout" svg:x1="12.684cm" svg:y1="5.572cm" svg:x2="7.223cm" svg:y2="5.572cm">
          <text:p/>
        </draw:line>
        <draw:line draw:style-name="gr14" draw:text-style-name="P1" draw:layer="layout" svg:x1="6.232cm" svg:y1="6.072cm" svg:x2="4.556cm" svg:y2="6.072cm">
          <text:p/>
        </draw:line>
        <draw:line draw:style-name="gr14" draw:text-style-name="P1" draw:layer="layout" svg:x1="6.232cm" svg:y1="5.826cm" svg:x2="6.232cm" svg:y2="6.334cm">
          <text:p/>
        </draw:line>
        <draw:line draw:style-name="gr14" draw:text-style-name="P1" draw:layer="layout" svg:x1="7.232cm" svg:y1="5.826cm" svg:x2="7.232cm" svg:y2="6.334cm">
          <text:p/>
        </draw:line>
        <draw:line draw:style-name="gr14" draw:text-style-name="P1" draw:layer="layout" svg:x1="6.232cm" svg:y1="5.826cm" svg:x2="7.248cm" svg:y2="5.826cm">
          <text:p/>
        </draw:line>
        <draw:line draw:style-name="gr14" draw:text-style-name="P1" draw:layer="layout" svg:x1="6.232cm" svg:y1="6.326cm" svg:x2="7.248cm" svg:y2="6.326cm">
          <text:p/>
        </draw:line>
        <draw:line draw:style-name="gr14" draw:text-style-name="P1" draw:layer="layout" svg:x1="12.685cm" svg:y1="6.072cm" svg:x2="7.224cm" svg:y2="6.072cm">
          <text:p/>
        </draw:line>
        <draw:frame draw:style-name="gr4" draw:text-style-name="P3" draw:layer="layout" svg:width="1.027cm" svg:height="0.725cm" svg:x="3.43cm" svg:y="3.489cm">
          <draw:text-box>
            <text:p><text:span text:style-name="T2">clk</text:span></text:p>
          </draw:text-box>
        </draw:frame>
        <draw:frame draw:style-name="gr4" draw:text-style-name="P3" draw:layer="layout" svg:width="2.712cm" svg:height="0.725cm" svg:x="1.814cm" svg:y="4.987cm">
          <draw:text-box>
            <text:p><text:span text:style-name="T2">writeEnable</text:span></text:p>
          </draw:text-box>
        </draw:frame>
        <draw:frame draw:style-name="gr4" draw:text-style-name="P3" draw:layer="layout" svg:width="2.293cm" svg:height="0.725cm" svg:x="2.27cm" svg:y="5.749cm">
          <draw:text-box>
            <text:p><text:span text:style-name="T2">writeData</text:span></text:p>
          </draw:text-box>
        </draw:frame>
        <draw:line draw:style-name="gr14" draw:text-style-name="P1" draw:layer="layout" svg:x1="6.231cm" svg:y1="4.548cm" svg:x2="4.555cm" svg:y2="4.548cm">
          <text:p/>
        </draw:line>
        <draw:line draw:style-name="gr14" draw:text-style-name="P1" draw:layer="layout" svg:x1="6.231cm" svg:y1="4.302cm" svg:x2="6.231cm" svg:y2="4.81cm">
          <text:p/>
        </draw:line>
        <draw:line draw:style-name="gr14" draw:text-style-name="P1" draw:layer="layout" svg:x1="7.231cm" svg:y1="4.302cm" svg:x2="7.231cm" svg:y2="4.81cm">
          <text:p/>
        </draw:line>
        <draw:line draw:style-name="gr14" draw:text-style-name="P1" draw:layer="layout" svg:x1="6.231cm" svg:y1="4.302cm" svg:x2="7.247cm" svg:y2="4.302cm">
          <text:p/>
        </draw:line>
        <draw:line draw:style-name="gr14" draw:text-style-name="P1" draw:layer="layout" svg:x1="6.231cm" svg:y1="4.802cm" svg:x2="7.247cm" svg:y2="4.802cm">
          <text:p/>
        </draw:line>
        <draw:line draw:style-name="gr14" draw:text-style-name="P1" draw:layer="layout" svg:x1="12.684cm" svg:y1="4.548cm" svg:x2="7.223cm" svg:y2="4.548cm">
          <text:p/>
        </draw:line>
        <draw:frame draw:style-name="gr4" draw:text-style-name="P3" draw:layer="layout" svg:width="1.349cm" svg:height="0.725cm" svg:x="3.184cm" svg:y="4.212cm">
          <draw:text-box>
            <text:p><text:span text:style-name="T2">addr</text:span></text:p>
          </draw:text-box>
        </draw:frame>
        <draw:g>
          <draw:g>
            <draw:line draw:style-name="gr14" draw:text-style-name="P1" draw:layer="layout" svg:x1="4.55cm" svg:y1="8.118cm" svg:x2="5.058cm" svg:y2="8.118cm">
              <text:p/>
            </draw:line>
            <draw:line draw:style-name="gr14" draw:text-style-name="P1" draw:layer="layout" svg:x1="5.058cm" svg:y1="7.61cm" svg:x2="5.566cm" svg:y2="7.61cm">
              <text:p/>
            </draw:line>
            <draw:line draw:style-name="gr14" draw:text-style-name="P1" draw:layer="layout" svg:x1="5.058cm" svg:y1="7.61cm" svg:x2="5.058cm" svg:y2="8.118cm">
              <text:p/>
            </draw:line>
            <draw:line draw:style-name="gr14" draw:text-style-name="P1" draw:layer="layout" svg:x1="5.566cm" svg:y1="7.61cm" svg:x2="5.566cm" svg:y2="8.118cm">
              <text:p/>
            </draw:line>
          </draw:g>
          <draw:g>
            <draw:line draw:style-name="gr14" draw:text-style-name="P1" draw:layer="layout" svg:x1="5.567cm" svg:y1="8.118cm" svg:x2="6.075cm" svg:y2="8.118cm">
              <text:p/>
            </draw:line>
            <draw:line draw:style-name="gr14" draw:text-style-name="P1" draw:layer="layout" svg:x1="6.075cm" svg:y1="7.61cm" svg:x2="6.583cm" svg:y2="7.61cm">
              <text:p/>
            </draw:line>
            <draw:line draw:style-name="gr14" draw:text-style-name="P1" draw:layer="layout" svg:x1="6.075cm" svg:y1="7.61cm" svg:x2="6.075cm" svg:y2="8.118cm">
              <text:p/>
            </draw:line>
            <draw:line draw:style-name="gr14" draw:text-style-name="P1" draw:layer="layout" svg:x1="6.583cm" svg:y1="7.61cm" svg:x2="6.583cm" svg:y2="8.118cm">
              <text:p/>
            </draw:line>
          </draw:g>
          <draw:g>
            <draw:line draw:style-name="gr14" draw:text-style-name="P1" draw:layer="layout" svg:x1="6.582cm" svg:y1="8.118cm" svg:x2="7.09cm" svg:y2="8.118cm">
              <text:p/>
            </draw:line>
            <draw:line draw:style-name="gr14" draw:text-style-name="P1" draw:layer="layout" svg:x1="7.09cm" svg:y1="7.61cm" svg:x2="7.598cm" svg:y2="7.61cm">
              <text:p/>
            </draw:line>
            <draw:line draw:style-name="gr14" draw:text-style-name="P1" draw:layer="layout" svg:x1="7.09cm" svg:y1="7.61cm" svg:x2="7.09cm" svg:y2="8.118cm">
              <text:p/>
            </draw:line>
            <draw:line draw:style-name="gr14" draw:text-style-name="P1" draw:layer="layout" svg:x1="7.598cm" svg:y1="7.61cm" svg:x2="7.598cm" svg:y2="8.118cm">
              <text:p/>
            </draw:line>
          </draw:g>
          <draw:g>
            <draw:line draw:style-name="gr14" draw:text-style-name="P1" draw:layer="layout" svg:x1="7.598cm" svg:y1="8.118cm" svg:x2="8.106cm" svg:y2="8.118cm">
              <text:p/>
            </draw:line>
            <draw:line draw:style-name="gr14" draw:text-style-name="P1" draw:layer="layout" svg:x1="8.106cm" svg:y1="7.61cm" svg:x2="8.614cm" svg:y2="7.61cm">
              <text:p/>
            </draw:line>
            <draw:line draw:style-name="gr14" draw:text-style-name="P1" draw:layer="layout" svg:x1="8.106cm" svg:y1="7.61cm" svg:x2="8.106cm" svg:y2="8.118cm">
              <text:p/>
            </draw:line>
            <draw:line draw:style-name="gr14" draw:text-style-name="P1" draw:layer="layout" svg:x1="8.614cm" svg:y1="7.61cm" svg:x2="8.614cm" svg:y2="8.118cm">
              <text:p/>
            </draw:line>
          </draw:g>
        </draw:g>
        <draw:g>
          <draw:g>
            <draw:line draw:style-name="gr14" draw:text-style-name="P1" draw:layer="layout" svg:x1="8.614cm" svg:y1="8.118cm" svg:x2="9.122cm" svg:y2="8.118cm">
              <text:p/>
            </draw:line>
            <draw:line draw:style-name="gr14" draw:text-style-name="P1" draw:layer="layout" svg:x1="9.122cm" svg:y1="7.61cm" svg:x2="9.63cm" svg:y2="7.61cm">
              <text:p/>
            </draw:line>
            <draw:line draw:style-name="gr14" draw:text-style-name="P1" draw:layer="layout" svg:x1="9.122cm" svg:y1="7.61cm" svg:x2="9.122cm" svg:y2="8.118cm">
              <text:p/>
            </draw:line>
            <draw:line draw:style-name="gr14" draw:text-style-name="P1" draw:layer="layout" svg:x1="9.63cm" svg:y1="7.61cm" svg:x2="9.63cm" svg:y2="8.118cm">
              <text:p/>
            </draw:line>
          </draw:g>
          <draw:g>
            <draw:line draw:style-name="gr14" draw:text-style-name="P1" draw:layer="layout" svg:x1="9.631cm" svg:y1="8.118cm" svg:x2="10.139cm" svg:y2="8.118cm">
              <text:p/>
            </draw:line>
            <draw:line draw:style-name="gr14" draw:text-style-name="P1" draw:layer="layout" svg:x1="10.139cm" svg:y1="7.61cm" svg:x2="10.647cm" svg:y2="7.61cm">
              <text:p/>
            </draw:line>
            <draw:line draw:style-name="gr14" draw:text-style-name="P1" draw:layer="layout" svg:x1="10.139cm" svg:y1="7.61cm" svg:x2="10.139cm" svg:y2="8.118cm">
              <text:p/>
            </draw:line>
            <draw:line draw:style-name="gr14" draw:text-style-name="P1" draw:layer="layout" svg:x1="10.647cm" svg:y1="7.61cm" svg:x2="10.647cm" svg:y2="8.118cm">
              <text:p/>
            </draw:line>
          </draw:g>
          <draw:g>
            <draw:line draw:style-name="gr14" draw:text-style-name="P1" draw:layer="layout" svg:x1="10.646cm" svg:y1="8.118cm" svg:x2="11.154cm" svg:y2="8.118cm">
              <text:p/>
            </draw:line>
            <draw:line draw:style-name="gr14" draw:text-style-name="P1" draw:layer="layout" svg:x1="11.154cm" svg:y1="7.61cm" svg:x2="11.662cm" svg:y2="7.61cm">
              <text:p/>
            </draw:line>
            <draw:line draw:style-name="gr14" draw:text-style-name="P1" draw:layer="layout" svg:x1="11.154cm" svg:y1="7.61cm" svg:x2="11.154cm" svg:y2="8.118cm">
              <text:p/>
            </draw:line>
            <draw:line draw:style-name="gr14" draw:text-style-name="P1" draw:layer="layout" svg:x1="11.662cm" svg:y1="7.61cm" svg:x2="11.662cm" svg:y2="8.118cm">
              <text:p/>
            </draw:line>
          </draw:g>
          <draw:g>
            <draw:line draw:style-name="gr14" draw:text-style-name="P1" draw:layer="layout" svg:x1="11.662cm" svg:y1="8.118cm" svg:x2="12.17cm" svg:y2="8.118cm">
              <text:p/>
            </draw:line>
            <draw:line draw:style-name="gr14" draw:text-style-name="P1" draw:layer="layout" svg:x1="12.17cm" svg:y1="7.61cm" svg:x2="12.678cm" svg:y2="7.61cm">
              <text:p/>
            </draw:line>
            <draw:line draw:style-name="gr14" draw:text-style-name="P1" draw:layer="layout" svg:x1="12.17cm" svg:y1="7.61cm" svg:x2="12.17cm" svg:y2="8.118cm">
              <text:p/>
            </draw:line>
            <draw:line draw:style-name="gr14" draw:text-style-name="P1" draw:layer="layout" svg:x1="12.678cm" svg:y1="7.61cm" svg:x2="12.678cm" svg:y2="8.118cm">
              <text:p/>
            </draw:line>
          </draw:g>
        </draw:g>
        <draw:line draw:style-name="gr14" draw:text-style-name="P1" draw:layer="layout" svg:x1="6.231cm" svg:y1="9.141cm" svg:x2="6.231cm" svg:y2="9.649cm">
          <text:p/>
        </draw:line>
        <draw:line draw:style-name="gr14" draw:text-style-name="P1" draw:layer="layout" svg:x1="7.231cm" svg:y1="9.141cm" svg:x2="7.231cm" svg:y2="9.649cm">
          <text:p/>
        </draw:line>
        <draw:line draw:style-name="gr14" draw:text-style-name="P1" draw:layer="layout" svg:x1="6.231cm" svg:y1="9.141cm" svg:x2="7.247cm" svg:y2="9.141cm">
          <text:p/>
        </draw:line>
        <draw:line draw:style-name="gr14" draw:text-style-name="P1" draw:layer="layout" svg:x1="6.231cm" svg:y1="9.649cm" svg:x2="4.555cm" svg:y2="9.649cm">
          <text:p/>
        </draw:line>
        <draw:line draw:style-name="gr14" draw:text-style-name="P1" draw:layer="layout" svg:x1="12.683cm" svg:y1="9.649cm" svg:x2="7.222cm" svg:y2="9.649cm">
          <text:p/>
        </draw:line>
        <draw:line draw:style-name="gr14" draw:text-style-name="P1" draw:layer="layout" svg:x1="8.231cm" svg:y1="10.149cm" svg:x2="4.556cm" svg:y2="10.144cm">
          <text:p/>
        </draw:line>
        <draw:line draw:style-name="gr14" draw:text-style-name="P1" draw:layer="layout" svg:x1="8.231cm" svg:y1="9.903cm" svg:x2="8.231cm" svg:y2="10.411cm">
          <text:p/>
        </draw:line>
        <draw:line draw:style-name="gr14" draw:text-style-name="P1" draw:layer="layout" svg:x1="9.231cm" svg:y1="9.903cm" svg:x2="9.231cm" svg:y2="10.411cm">
          <text:p/>
        </draw:line>
        <draw:line draw:style-name="gr14" draw:text-style-name="P1" draw:layer="layout" svg:x1="8.231cm" svg:y1="9.903cm" svg:x2="9.247cm" svg:y2="9.903cm">
          <text:p/>
        </draw:line>
        <draw:line draw:style-name="gr14" draw:text-style-name="P1" draw:layer="layout" svg:x1="8.231cm" svg:y1="10.403cm" svg:x2="9.247cm" svg:y2="10.403cm">
          <text:p/>
        </draw:line>
        <draw:line draw:style-name="gr14" draw:text-style-name="P1" draw:layer="layout" svg:x1="12.684cm" svg:y1="10.144cm" svg:x2="9.223cm" svg:y2="10.149cm">
          <text:p/>
        </draw:line>
        <draw:frame draw:style-name="gr4" draw:text-style-name="P3" draw:layer="layout" svg:width="1.027cm" svg:height="0.725cm" svg:x="3.481cm" svg:y="7.539cm">
          <draw:text-box>
            <text:p><text:span text:style-name="T2">clk</text:span></text:p>
          </draw:text-box>
        </draw:frame>
        <draw:frame draw:style-name="gr4" draw:text-style-name="P3" draw:layer="layout" svg:width="2.657cm" svg:height="0.725cm" svg:x="1.852cm" svg:y="9.051cm">
          <draw:text-box>
            <text:p><text:span text:style-name="T2">readEnable</text:span></text:p>
          </draw:text-box>
        </draw:frame>
        <draw:frame draw:style-name="gr4" draw:text-style-name="P3" draw:layer="layout" svg:width="2.238cm" svg:height="0.725cm" svg:x="2.295cm" svg:y="9.839cm">
          <draw:text-box>
            <text:p><text:span text:style-name="T2">readData</text:span></text:p>
          </draw:text-box>
        </draw:frame>
        <draw:line draw:style-name="gr14" draw:text-style-name="P1" draw:layer="layout" svg:x1="6.23cm" svg:y1="8.625cm" svg:x2="4.554cm" svg:y2="8.625cm">
          <text:p/>
        </draw:line>
        <draw:line draw:style-name="gr14" draw:text-style-name="P1" draw:layer="layout" svg:x1="6.23cm" svg:y1="8.379cm" svg:x2="6.23cm" svg:y2="8.887cm">
          <text:p/>
        </draw:line>
        <draw:line draw:style-name="gr14" draw:text-style-name="P1" draw:layer="layout" svg:x1="7.23cm" svg:y1="8.379cm" svg:x2="7.23cm" svg:y2="8.887cm">
          <text:p/>
        </draw:line>
        <draw:line draw:style-name="gr14" draw:text-style-name="P1" draw:layer="layout" svg:x1="6.23cm" svg:y1="8.379cm" svg:x2="7.246cm" svg:y2="8.379cm">
          <text:p/>
        </draw:line>
        <draw:line draw:style-name="gr14" draw:text-style-name="P1" draw:layer="layout" svg:x1="6.23cm" svg:y1="8.879cm" svg:x2="7.246cm" svg:y2="8.879cm">
          <text:p/>
        </draw:line>
        <draw:line draw:style-name="gr14" draw:text-style-name="P1" draw:layer="layout" svg:x1="12.683cm" svg:y1="8.625cm" svg:x2="7.222cm" svg:y2="8.625cm">
          <text:p/>
        </draw:line>
        <draw:frame draw:style-name="gr4" draw:text-style-name="P3" draw:layer="layout" svg:width="1.349cm" svg:height="0.725cm" svg:x="3.184cm" svg:y="8.34cm">
          <draw:text-box>
            <text:p><text:span text:style-name="T2">addr</text:span></text:p>
          </draw:text-box>
        </draw:frame>
        <draw:line draw:style-name="gr14" draw:text-style-name="P1" draw:layer="layout" svg:x1="8.239cm" svg:y1="10.652cm" svg:x2="8.239cm" svg:y2="11.16cm">
          <text:p/>
        </draw:line>
        <draw:line draw:style-name="gr14" draw:text-style-name="P1" draw:layer="layout" svg:x1="9.239cm" svg:y1="10.652cm" svg:x2="9.239cm" svg:y2="11.16cm">
          <text:p/>
        </draw:line>
        <draw:line draw:style-name="gr14" draw:text-style-name="P1" draw:layer="layout" svg:x1="8.239cm" svg:y1="10.652cm" svg:x2="9.255cm" svg:y2="10.652cm">
          <text:p/>
        </draw:line>
        <draw:line draw:style-name="gr14" draw:text-style-name="P1" draw:layer="layout" svg:x1="8.239cm" svg:y1="11.16cm" svg:x2="4.556cm" svg:y2="11.15cm">
          <text:p/>
        </draw:line>
        <draw:line draw:style-name="gr14" draw:text-style-name="P1" draw:layer="layout" svg:x1="12.684cm" svg:y1="11.15cm" svg:x2="9.229cm" svg:y2="11.16cm">
          <text:p/>
        </draw:line>
        <draw:frame draw:style-name="gr4" draw:text-style-name="P3" draw:layer="layout" svg:width="2.263cm" svg:height="0.725cm" svg:x="2.27cm" svg:y="10.612cm">
          <draw:text-box>
            <text:p><text:span text:style-name="T2">readVal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07-11T17:38:13</meta:creation-date>
    <dc:date>2013-11-11T13:51:32</dc:date>
    <meta:editing-duration>PT25H19M33S</meta:editing-duration>
    <meta:editing-cycles>42</meta:editing-cycles>
    <meta:generator>OpenOffice.org/3.1$Unix OpenOffice.org_project/310m19$Build-9420</meta:generator>
    <meta:document-statistic meta:object-count="400"/>
  </office:meta>
</office:document-meta>
</file>